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1" style:master-page-name="MasterPage2" style:family="paragraph" style:name="P54">
      <style:text-properties fo:color="#365f91" fo:font-family="Cambria" style:font-family-asian="Times New Roman" style:font-family-complex="Cambria" fo:font-size="14pt" fo:language="en" fo:country="US" fo:font-weight="bold"/>
      <style:paragraph-properties fo:text-align="center" fo:margin-left="0cm" fo:margin-right="0cm" fo:text-indent="0cm"/>
    </style:style>
    <style:style style:family="text" style:name="T133">
      <style:text-properties fo:language="eu" fo:country="ES"/>
    </style:style>
    <style:style style:family="text" style:name="T134">
      <style:text-properties fo:language="eu" fo:country="ES"/>
    </style:style>
    <style:style style:parent-style-name="662" style:family="paragraph" style:name="P58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135">
      <style:text-properties fo:language="eu" fo:country="ES"/>
    </style:style>
    <style:style style:family="text" style:name="T136">
      <style:text-properties fo:language="eu" fo:country="ES"/>
    </style:style>
    <style:style style:family="table" style:name="ta1">
      <style:table-properties style:width="16.9cm" fo:margin-left="0cm" table:align="left"/>
    </style:style>
    <style:style style:family="table-column" style:name="co1">
      <style:table-column-properties style:column-width="9.626cm"/>
    </style:style>
    <style:style style:family="table-column" style:name="co2">
      <style:table-column-properties style:column-width="7.269cm"/>
    </style:style>
    <style:style style:family="table-row" style:name="ro1">
      <style:table-row-properties style:min-row-height="2.117cm"/>
    </style:style>
    <style:style style:family="table-cell" style:name="ce2">
      <style:table-cell-properties style:direction="ltr" fo:background-color="#ffffff" fo:border-top="0.01764cm solid #000001" fo:border-bottom="0.01764cm solid #000001" fo:border-left="0.01764cm solid #000001" fo:border-right="none" loext:writing-mode="lr-tb" fo:padding-top="0cm" fo:padding-bottom="0cm" fo:padding-left="0.1235cm" fo:padding-right="0.1235cm" fo:wrap-option="wrap"/>
    </style:style>
    <style:style style:parent-style-name="655" style:family="paragraph" style:name="P59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37">
      <style:text-properties fo:font-family="Arial" style:font-family-complex="Arial" fo:font-size="10pt" fo:language="eu" fo:country="ES" fo:font-weight="bold"/>
    </style:style>
    <style:style style:family="text" style:name="T138">
      <style:text-properties fo:font-family="Arial" style:font-family-complex="Arial" fo:font-size="10pt" fo:language="eu" fo:country="ES"/>
    </style:style>
    <style:style style:parent-style-name="655" style:family="paragraph" style:name="P60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39">
      <style:text-properties fo:font-family="Arial" style:font-family-complex="Arial" fo:font-size="10pt" fo:language="eu" fo:country="ES"/>
    </style:style>
    <style:style style:family="text" style:name="T140">
      <style:text-properties fo:font-family="Arial" style:font-family-complex="Arial" fo:font-size="10pt" fo:language="eu" fo:country="ES"/>
    </style:style>
    <style:style style:parent-style-name="655" style:family="paragraph" style:name="P6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41">
      <style:text-properties fo:font-family="Arial" style:font-family-complex="Arial" fo:font-size="10pt" fo:language="eu" fo:country="ES" fo:font-weight="bold"/>
    </style:style>
    <style:style style:family="text" style:name="T142">
      <style:text-properties fo:font-family="Arial" style:font-family-complex="Arial" fo:font-size="10pt" fo:language="eu" fo:country="ES" fo:font-weight="bold"/>
    </style:style>
    <style:style style:family="text" style:name="T143">
      <style:text-properties fo:font-family="Arial" style:font-family-complex="Arial" fo:font-size="10pt" fo:language="eu" fo:country="ES" fo:font-weight="bold"/>
    </style:style>
    <style:style style:family="text" style:name="T144">
      <style:text-properties fo:font-family="Arial" style:font-family-complex="Arial" fo:font-size="10pt" fo:language="eu" fo:country="ES" fo:font-weight="bold"/>
    </style:style>
    <style:style style:family="text" style:name="T145">
      <style:text-properties fo:font-family="Arial" style:font-family-complex="Arial" fo:font-size="10pt" fo:language="eu" fo:country="ES"/>
    </style:style>
    <style:style style:family="table-cell" style:name="ce3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55" style:family="paragraph" style:name="P62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46">
      <style:text-properties fo:color="#2a6099" fo:font-family="Arial" style:font-family-complex="Arial" fo:font-size="10pt" fo:language="eu" fo:country="ES" fo:font-weight="bold"/>
    </style:style>
    <style:style style:family="text" style:name="T147">
      <style:text-properties fo:color="#2a6099" fo:font-family="Arial" style:font-family-complex="Arial" fo:font-size="10pt" fo:language="eu" fo:country="ES" fo:font-weight="bold"/>
    </style:style>
    <style:style style:parent-style-name="655" style:family="paragraph" style:name="P6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48">
      <style:text-properties fo:color="#2a6099" fo:font-family="Arial" style:font-family-complex="Arial" fo:font-size="10pt" fo:language="eu" fo:country="ES"/>
    </style:style>
    <style:style style:family="text" style:name="T149">
      <style:text-properties fo:color="#2a6099" fo:font-family="Arial" style:font-family-complex="Arial" fo:font-size="10pt" fo:language="eu" fo:country="ES"/>
    </style:style>
    <style:style style:parent-style-name="655" style:family="paragraph" style:name="P64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50">
      <style:text-properties fo:color="#2a6099" fo:font-family="Liberation Serif" style:font-family-complex="Liberation Serif" fo:font-size="12pt" fo:language="eu" fo:country="ES" fo:font-weight="bold"/>
    </style:style>
    <style:style style:family="text" style:name="T151">
      <style:text-properties fo:color="#2a6099" fo:font-family="Liberation Serif" style:font-family-complex="Liberation Serif" fo:font-size="12pt" fo:language="eu" fo:country="ES" fo:font-weight="bold"/>
    </style:style>
    <style:style style:parent-style-name="655" style:family="paragraph" style:name="P6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52">
      <style:text-properties fo:color="#2a6099" fo:font-family="Liberation Serif" style:font-family-complex="Liberation Serif" fo:font-size="12pt" fo:language="eu" fo:country="ES"/>
    </style:style>
    <style:style style:family="text" style:name="T153">
      <style:text-properties fo:color="#2a6099" fo:font-family="Liberation Serif" style:font-family-complex="Liberation Serif" fo:font-size="12pt" fo:language="eu" fo:country="ES"/>
    </style:style>
    <style:style style:parent-style-name="655" style:family="paragraph" style:name="P6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54">
      <style:text-properties fo:color="#2a6099" fo:font-family="Liberation Serif" style:font-family-complex="Liberation Serif" fo:font-size="12pt" fo:language="eu" fo:country="ES"/>
    </style:style>
    <style:style style:family="text" style:name="T155">
      <style:text-properties fo:color="#2a6099" fo:font-family="Liberation Serif" style:font-family-complex="Liberation Serif" fo:font-size="12pt" fo:language="eu" fo:country="ES"/>
    </style:style>
    <style:style style:parent-style-name="655" style:family="paragraph" style:name="P6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56">
      <style:text-properties fo:color="#2a6099" fo:font-family="Liberation Serif" style:font-family-complex="Liberation Serif" fo:font-size="12pt" fo:language="eu" fo:country="ES"/>
    </style:style>
    <style:style style:family="text" style:name="T157">
      <style:text-properties fo:color="#2a6099" fo:font-family="Liberation Serif" style:font-family-complex="Liberation Serif" fo:font-size="12pt" fo:language="eu" fo:country="ES"/>
    </style:style>
    <style:style style:parent-style-name="655" style:family="paragraph" style:name="P6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58">
      <style:text-properties fo:color="#2a6099" fo:font-family="Liberation Serif" style:font-family-complex="Liberation Serif" fo:font-size="12pt" fo:language="eu" fo:country="ES"/>
    </style:style>
    <style:style style:family="text" style:name="T159">
      <style:text-properties fo:color="#2a6099" fo:font-family="Liberation Serif" style:font-family-complex="Liberation Serif" fo:font-size="12pt" fo:language="eu" fo:country="ES"/>
    </style:style>
    <style:style style:parent-style-name="655" style:family="paragraph" style:name="P69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60">
      <style:text-properties fo:color="#2a6099" fo:font-family="Liberation Serif" style:font-family-complex="Liberation Serif" fo:font-size="12pt" fo:language="eu" fo:country="ES"/>
    </style:style>
    <style:style style:family="text" style:name="T161">
      <style:text-properties fo:color="#2a6099" fo:font-family="Liberation Serif" style:font-family-complex="Liberation Serif" fo:font-size="12pt" fo:language="eu" fo:country="ES"/>
    </style:style>
    <style:style style:parent-style-name="662" style:family="paragraph" style:name="P70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162">
      <style:text-properties fo:language="eu" fo:country="ES"/>
    </style:style>
    <style:style style:family="text" style:name="T163">
      <style:text-properties fo:language="eu" fo:country="ES"/>
    </style:style>
    <style:style style:family="table" style:name="ta2">
      <style:table-properties style:width="16.81cm" fo:margin-left="0cm" table:align="left"/>
    </style:style>
    <style:style style:family="table-column" style:name="co3">
      <style:table-column-properties style:column-width="16.81cm"/>
    </style:style>
    <style:style style:family="table-row" style:name="ro2">
      <style:table-row-properties style:min-row-height="2.113cm"/>
    </style:style>
    <style:style style:family="table-cell" style:name="ce5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55" style:family="paragraph" style:name="P7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64">
      <style:text-properties fo:font-family="Arial" style:font-family-complex="Arial" fo:font-size="10pt" fo:language="eu" fo:country="ES" fo:font-weight="bold"/>
    </style:style>
    <style:style style:family="text" style:name="T165">
      <style:text-properties fo:font-family="Arial" style:font-family-complex="Arial" fo:font-size="10pt" fo:language="eu" fo:country="ES" fo:font-weight="bold"/>
    </style:style>
    <style:style style:parent-style-name="655" style:family="paragraph" style:name="P72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66">
      <style:text-properties fo:color="#2a6099" fo:font-family="Arial" style:font-family-complex="Arial" fo:font-size="10pt" fo:language="eu" fo:country="ES"/>
    </style:style>
    <style:style style:family="text" style:name="T167">
      <style:text-properties fo:color="#2a6099" fo:font-family="Arial" style:font-family-complex="Arial" fo:font-size="10pt" fo:language="eu" fo:country="ES"/>
    </style:style>
    <style:style style:family="text" style:name="T168">
      <style:text-properties fo:color="#2a6099" fo:font-family="Arial" style:font-family-complex="Arial" fo:font-size="10pt" fo:language="eu" fo:country="ES"/>
    </style:style>
    <style:style style:family="text" style:name="T169">
      <style:text-properties fo:color="#2a6099" fo:font-family="Arial" style:font-family-complex="Arial" fo:font-size="10pt" fo:language="eu" fo:country="ES"/>
    </style:style>
    <style:style style:family="text" style:name="T170">
      <style:text-properties fo:color="#2a6099" fo:font-family="Arial" style:font-family-complex="Arial" fo:font-size="10pt" fo:language="eu" fo:country="ES"/>
    </style:style>
    <style:style style:parent-style-name="655" style:family="paragraph" style:name="P7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71">
      <style:text-properties fo:font-family="Arial" style:font-family-complex="Arial" fo:font-size="10pt" fo:language="eu" fo:country="ES" fo:font-weight="bold"/>
    </style:style>
    <style:style style:family="text" style:name="T172">
      <style:text-properties fo:font-family="Arial" style:font-family-complex="Arial" fo:font-size="10pt" fo:language="eu" fo:country="ES" fo:font-weight="bold"/>
    </style:style>
    <style:style style:family="text" style:name="T173">
      <style:text-properties fo:font-family="Arial" style:font-family-complex="Arial" fo:font-size="10pt" fo:language="eu" fo:country="ES" fo:font-weight="bold"/>
    </style:style>
    <style:style style:parent-style-name="655" style:family="paragraph" style:name="P7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74">
      <style:text-properties fo:color="#2a6099" fo:font-family="Arial" style:font-family-complex="Arial" fo:font-size="10pt" fo:language="eu" fo:country="ES"/>
    </style:style>
    <style:style style:family="text" style:name="T175">
      <style:text-properties fo:color="#2a6099" fo:font-family="Arial" style:font-family-complex="Arial" fo:font-size="10pt" fo:language="eu" fo:country="ES"/>
    </style:style>
    <style:style style:family="text" style:name="T176">
      <style:text-properties fo:color="#2a6099" fo:font-family="Arial" style:font-family-complex="Arial" fo:font-size="10pt" fo:language="eu" fo:country="ES"/>
    </style:style>
    <style:style style:family="text" style:name="T177">
      <style:text-properties fo:font-family="Arial" style:font-family-complex="Arial" fo:font-size="10pt" fo:language="eu" fo:country="ES"/>
    </style:style>
    <style:style style:family="text" style:name="T178">
      <style:text-properties fo:font-family="Arial" style:font-family-complex="Arial" fo:font-size="10pt" fo:language="eu" fo:country="ES"/>
    </style:style>
    <style:style style:family="text" style:name="T179">
      <style:text-properties fo:color="#2a6099" fo:font-family="Arial" style:font-family-complex="Arial" fo:font-size="10pt" fo:language="eu" fo:country="ES"/>
    </style:style>
    <style:style style:parent-style-name="655" style:family="paragraph" style:name="P7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80">
      <style:text-properties fo:font-family="Arial" style:font-family-complex="Arial" fo:font-size="10pt" fo:language="eu" fo:country="ES" fo:font-weight="bold"/>
    </style:style>
    <style:style style:family="text" style:name="T181">
      <style:text-properties fo:font-family="Arial" style:font-family-complex="Arial" fo:font-size="10pt" fo:language="eu" fo:country="ES" fo:font-weight="bold"/>
    </style:style>
    <style:style style:family="table" style:name="ta3">
      <style:table-properties style:width="13.37cm" fo:margin-left="0cm" table:align="left"/>
    </style:style>
    <style:style style:family="table-column" style:name="co4">
      <style:table-column-properties style:column-width="3.842cm"/>
    </style:style>
    <style:style style:family="table-column" style:name="co5">
      <style:table-column-properties style:column-width="9.529cm"/>
    </style:style>
    <style:style style:family="table-row" style:name="ro3">
      <style:table-row-properties/>
    </style:style>
    <style:style style:family="table-cell" style:name="ce7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76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82">
      <style:text-properties fo:font-family="Arial" style:font-family-complex="Arial" fo:font-size="8pt" fo:language="eu" fo:country="ES" fo:font-weight="bold"/>
    </style:style>
    <style:style style:family="text" style:name="T183">
      <style:text-properties fo:font-family="Arial" style:font-family-complex="Arial" fo:font-size="8pt" fo:language="eu" fo:country="ES" fo:font-weight="bold"/>
    </style:style>
    <style:style style:family="table-cell" style:name="ce8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77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84">
      <style:text-properties fo:font-family="Arial" style:font-family-complex="Arial" fo:font-size="8pt" fo:language="eu" fo:country="ES" fo:font-weight="bold"/>
    </style:style>
    <style:style style:family="text" style:name="T185">
      <style:text-properties fo:font-family="Arial" style:font-family-complex="Arial" fo:font-size="8pt" fo:language="eu" fo:country="ES" fo:font-weight="bold"/>
    </style:style>
    <style:style style:family="table-row" style:name="ro4">
      <style:table-row-properties/>
    </style:style>
    <style:style style:family="table-cell" style:name="ce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7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86">
      <style:text-properties fo:color="#2a6099" fo:font-family="Liberation Serif" style:font-family-complex="Liberation Serif" fo:font-size="9pt" fo:language="eu" fo:country="ES" fo:font-weight="normal"/>
    </style:style>
    <style:style style:family="text" style:name="T187">
      <style:text-properties fo:color="#2a6099" fo:font-family="Liberation Serif" style:font-family-complex="Liberation Serif" fo:font-size="9pt" fo:language="eu" fo:country="ES" fo:font-weight="normal"/>
    </style:style>
    <style:style style:family="table-cell" style:name="ce1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79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88">
      <style:text-properties fo:color="#2a6099" fo:font-family="Arial" style:font-family-complex="Arial" fo:font-size="8pt" fo:language="eu" fo:country="ES"/>
    </style:style>
    <style:style style:family="text" style:name="T189">
      <style:text-properties fo:color="#2a6099" fo:font-family="Arial" style:font-family-complex="Arial" fo:font-size="8pt" fo:language="eu" fo:country="ES"/>
    </style:style>
    <style:style style:family="table-row" style:name="ro5">
      <style:table-row-properties/>
    </style:style>
    <style:style style:family="table-cell" style:name="ce1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90">
      <style:text-properties fo:color="#2a6099" fo:font-family="Liberation Serif" style:font-family-complex="Liberation Serif" fo:font-size="9pt" fo:language="eu" fo:country="ES"/>
    </style:style>
    <style:style style:family="text" style:name="T191">
      <style:text-properties fo:color="#2a6099" fo:font-family="Liberation Serif" style:font-family-complex="Liberation Serif" fo:font-size="9pt" fo:language="eu" fo:country="ES"/>
    </style:style>
    <style:style style:family="table-cell" style:name="ce1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92">
      <style:text-properties fo:color="#2a6099" fo:font-family="Arial" style:font-family-complex="Arial" fo:font-size="8pt" fo:language="eu" fo:country="ES"/>
    </style:style>
    <style:style style:family="text" style:name="T193">
      <style:text-properties fo:color="#2a6099" fo:font-family="Arial" style:font-family-complex="Arial" fo:font-size="8pt" fo:language="eu" fo:country="ES"/>
    </style:style>
    <style:style style:family="table-row" style:name="ro6">
      <style:table-row-properties/>
    </style:style>
    <style:style style:family="table-cell" style:name="ce1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194">
      <style:text-properties fo:color="#2a6099" fo:font-family="Liberation Serif" style:font-family-complex="Liberation Serif" fo:font-size="9pt" fo:language="eu" fo:country="ES"/>
    </style:style>
    <style:style style:family="text" style:name="T195">
      <style:text-properties fo:color="#2a6099" fo:font-family="Liberation Serif" style:font-family-complex="Liberation Serif" fo:font-size="9pt" fo:language="eu" fo:country="ES"/>
    </style:style>
    <style:style style:family="table-cell" style:name="ce1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96">
      <style:text-properties fo:color="#2a6099" fo:font-family="Arial" style:font-family-complex="Arial" fo:font-size="8pt" fo:language="eu" fo:country="ES"/>
    </style:style>
    <style:style style:family="text" style:name="T197">
      <style:text-properties fo:color="#2a6099" fo:font-family="Arial" style:font-family-complex="Arial" fo:font-size="8pt" fo:language="eu" fo:country="ES"/>
    </style:style>
    <style:style style:family="table-row" style:name="ro7">
      <style:table-row-properties style:min-row-height="0.4004cm"/>
    </style:style>
    <style:style style:family="table-cell" style:name="ce1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198">
      <style:text-properties fo:color="#2a6099" fo:font-family="Arial" style:font-family-complex="Arial" fo:font-size="9pt" fo:language="eu" fo:country="ES"/>
    </style:style>
    <style:style style:family="text" style:name="T199">
      <style:text-properties fo:color="#2a6099" fo:font-family="Arial" style:font-family-complex="Arial" fo:font-size="9pt" fo:language="eu" fo:country="ES"/>
    </style:style>
    <style:style style:family="table-cell" style:name="ce1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00">
      <style:text-properties fo:color="#2a6099" fo:font-family="Arial" style:font-family-complex="Arial" fo:font-size="8pt" fo:language="eu" fo:country="ES"/>
    </style:style>
    <style:style style:family="text" style:name="T201">
      <style:text-properties fo:color="#2a6099" fo:font-family="Arial" style:font-family-complex="Arial" fo:font-size="8pt" fo:language="eu" fo:country="ES"/>
    </style:style>
    <style:style style:family="table-row" style:name="ro8">
      <style:table-row-properties style:min-row-height="0.4004cm"/>
    </style:style>
    <style:style style:family="table-cell" style:name="ce1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02">
      <style:text-properties fo:color="#2a6099" fo:font-family="Liberation Serif" style:font-family-complex="Liberation Serif" fo:font-size="9pt" fo:language="eu" fo:country="ES"/>
    </style:style>
    <style:style style:family="text" style:name="T203">
      <style:text-properties fo:color="#2a6099" fo:font-family="Liberation Serif" style:font-family-complex="Liberation Serif" fo:font-size="9pt" fo:language="eu" fo:country="ES"/>
    </style:style>
    <style:style style:family="table-cell" style:name="ce18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7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04">
      <style:text-properties fo:color="#2a6099" fo:font-family="Arial" style:font-family-complex="Arial" fo:font-size="8pt" fo:language="eu" fo:country="ES"/>
    </style:style>
    <style:style style:family="text" style:name="T205">
      <style:text-properties fo:color="#2a6099" fo:font-family="Arial" style:font-family-complex="Arial" fo:font-size="8pt" fo:language="eu" fo:country="ES"/>
    </style:style>
    <style:style style:family="table-row" style:name="ro9">
      <style:table-row-properties style:min-row-height="0.4004cm"/>
    </style:style>
    <style:style style:family="table-cell" style:name="ce19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06">
      <style:text-properties fo:color="#2a6099" fo:font-family="Liberation Serif" style:font-family-complex="Liberation Serif" fo:font-size="9pt" fo:language="eu" fo:country="ES"/>
    </style:style>
    <style:style style:family="text" style:name="T207">
      <style:text-properties fo:color="#2a6099" fo:font-family="Liberation Serif" style:font-family-complex="Liberation Serif" fo:font-size="9pt" fo:language="eu" fo:country="ES"/>
    </style:style>
    <style:style style:family="table-cell" style:name="ce20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89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08">
      <style:text-properties fo:color="#2a6099" fo:font-family="Arial" style:font-family-complex="Arial" fo:font-size="8pt" fo:language="eu" fo:country="ES"/>
    </style:style>
    <style:style style:family="text" style:name="T209">
      <style:text-properties fo:color="#2a6099" fo:font-family="Arial" style:font-family-complex="Arial" fo:font-size="8pt" fo:language="eu" fo:country="ES"/>
    </style:style>
    <style:style style:parent-style-name="655" style:family="paragraph" style:name="P90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0">
      <style:text-properties fo:font-family="Arial" style:font-family-complex="Arial" fo:font-size="10pt" fo:language="eu" fo:country="ES" fo:font-weight="bold"/>
    </style:style>
    <style:style style:family="text" style:name="T211">
      <style:text-properties fo:font-family="Arial" style:font-family-complex="Arial" fo:font-size="10pt" fo:language="eu" fo:country="ES" fo:font-weight="bold"/>
    </style:style>
    <style:style style:parent-style-name="655" style:family="paragraph" style:name="P9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2">
      <style:text-properties fo:font-family="Arial" style:font-family-complex="Arial" fo:font-size="10pt" fo:language="eu" fo:country="ES" fo:font-weight="bold"/>
    </style:style>
    <style:style style:family="text" style:name="T213">
      <style:text-properties fo:font-family="Arial" style:font-family-complex="Arial" fo:font-size="10pt" fo:language="eu" fo:country="ES" fo:font-weight="bold"/>
    </style:style>
    <style:style style:family="text" style:name="T214">
      <style:text-properties fo:font-family="Arial" style:font-family-complex="Arial" fo:font-size="10pt" fo:language="eu" fo:country="ES" fo:font-weight="bold"/>
    </style:style>
    <style:style style:family="table" style:name="ta4">
      <style:table-properties style:width="16.53cm" fo:margin-left="0cm" table:align="center"/>
    </style:style>
    <style:style style:family="table-column" style:name="co6">
      <style:table-column-properties style:column-width="2.064cm"/>
    </style:style>
    <style:style style:family="table-column" style:name="co7">
      <style:table-column-properties style:column-width="2.067cm"/>
    </style:style>
    <style:style style:family="table-column" style:name="co8">
      <style:table-column-properties style:column-width="2.066cm"/>
    </style:style>
    <style:style style:family="table-column" style:name="co9">
      <style:table-column-properties style:column-width="2.067cm"/>
    </style:style>
    <style:style style:family="table-column" style:name="co10">
      <style:table-column-properties style:column-width="2.066cm"/>
    </style:style>
    <style:style style:family="table-column" style:name="co11">
      <style:table-column-properties style:column-width="2.066cm"/>
    </style:style>
    <style:style style:family="table-column" style:name="co12">
      <style:table-column-properties style:column-width="2.067cm"/>
    </style:style>
    <style:style style:family="table-column" style:name="co13">
      <style:table-column-properties style:column-width="2.067cm"/>
    </style:style>
    <style:style style:family="table-row" style:name="ro10">
      <style:table-row-properties/>
    </style:style>
    <style:style style:family="table-cell" style:name="ce22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2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5">
      <style:text-properties fo:font-family="Arial" style:font-family-complex="Arial" fo:font-size="8pt" fo:language="eu" fo:country="ES" fo:font-weight="bold"/>
    </style:style>
    <style:style style:family="text" style:name="T216">
      <style:text-properties fo:font-family="Arial" style:font-family-complex="Arial" fo:font-size="8pt" fo:language="eu" fo:country="ES" fo:font-weight="bold"/>
    </style:style>
    <style:style style:family="table-cell" style:name="ce23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17">
      <style:text-properties fo:font-family="Arial" style:font-family-complex="Arial" fo:font-size="8pt" fo:language="eu" fo:country="ES" fo:font-weight="bold"/>
    </style:style>
    <style:style style:family="text" style:name="T218">
      <style:text-properties fo:font-family="Arial" style:font-family-complex="Arial" fo:font-size="8pt" fo:language="eu" fo:country="ES" fo:font-weight="bold"/>
    </style:style>
    <style:style style:family="text" style:name="T219">
      <style:text-properties fo:font-family="Arial" style:font-family-complex="Arial" fo:font-size="8pt" fo:language="eu" fo:country="ES" fo:font-weight="bold"/>
    </style:style>
    <style:style style:family="table-cell" style:name="ce24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0">
      <style:text-properties fo:font-family="Arial" style:font-family-complex="Arial" fo:font-size="8pt" fo:language="eu" fo:country="ES" fo:font-weight="bold"/>
    </style:style>
    <style:style style:family="text" style:name="T221">
      <style:text-properties fo:font-family="Arial" style:font-family-complex="Arial" fo:font-size="8pt" fo:language="eu" fo:country="ES" fo:font-weight="bold"/>
    </style:style>
    <style:style style:family="text" style:name="T222">
      <style:text-properties fo:font-family="Arial" style:font-family-complex="Arial" fo:font-size="8pt" fo:language="eu" fo:country="ES" fo:font-weight="bold"/>
    </style:style>
    <style:style style:family="table-cell" style:name="ce25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3">
      <style:text-properties fo:font-family="Arial" style:font-family-complex="Arial" fo:font-size="8pt" fo:language="eu" fo:country="ES" fo:font-weight="bold"/>
    </style:style>
    <style:style style:family="text" style:name="T224">
      <style:text-properties fo:font-family="Arial" style:font-family-complex="Arial" fo:font-size="8pt" fo:language="eu" fo:country="ES" fo:font-weight="bold"/>
    </style:style>
    <style:style style:family="text" style:name="T225">
      <style:text-properties fo:font-family="Arial" style:font-family-complex="Arial" fo:font-size="8pt" fo:language="eu" fo:country="ES" fo:font-weight="bold"/>
    </style:style>
    <style:style style:family="table-cell" style:name="ce26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6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6">
      <style:text-properties fo:font-family="Arial" style:font-family-complex="Arial" fo:font-size="8pt" fo:language="eu" fo:country="ES" fo:font-weight="bold"/>
    </style:style>
    <style:style style:family="text" style:name="T227">
      <style:text-properties fo:font-family="Arial" style:font-family-complex="Arial" fo:font-size="8pt" fo:language="eu" fo:country="ES" fo:font-weight="bold"/>
    </style:style>
    <style:style style:family="text" style:name="T228">
      <style:text-properties fo:font-family="Arial" style:font-family-complex="Arial" fo:font-size="8pt" fo:language="eu" fo:country="ES" fo:font-weight="bold"/>
    </style:style>
    <style:style style:family="table-cell" style:name="ce27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7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29">
      <style:text-properties fo:font-family="Arial" style:font-family-complex="Arial" fo:font-size="8pt" fo:language="eu" fo:country="ES" fo:font-weight="bold"/>
    </style:style>
    <style:style style:family="text" style:name="T230">
      <style:text-properties fo:font-family="Arial" style:font-family-complex="Arial" fo:font-size="8pt" fo:language="eu" fo:country="ES" fo:font-weight="bold"/>
    </style:style>
    <style:style style:family="text" style:name="T231">
      <style:text-properties fo:font-family="Arial" style:font-family-complex="Arial" fo:font-size="8pt" fo:language="eu" fo:country="ES" fo:font-weight="bold"/>
    </style:style>
    <style:style style:family="table-cell" style:name="ce28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8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32">
      <style:text-properties fo:font-family="Arial" style:font-family-complex="Arial" fo:font-size="8pt" fo:language="eu" fo:country="ES" fo:font-weight="bold"/>
    </style:style>
    <style:style style:family="text" style:name="T233">
      <style:text-properties fo:font-family="Arial" style:font-family-complex="Arial" fo:font-size="8pt" fo:language="eu" fo:country="ES" fo:font-weight="bold"/>
    </style:style>
    <style:style style:family="text" style:name="T234">
      <style:text-properties fo:font-family="Arial" style:font-family-complex="Arial" fo:font-size="8pt" fo:language="eu" fo:country="ES" fo:font-weight="bold"/>
    </style:style>
    <style:style style:family="table-cell" style:name="ce29">
      <style:table-cell-properties style:direction="ltr" fo:background-color="#bfbfbf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99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35">
      <style:text-properties fo:font-family="Arial" style:font-family-complex="Arial" fo:font-size="8pt" fo:language="eu" fo:country="ES" fo:font-weight="bold"/>
    </style:style>
    <style:style style:family="text" style:name="T236">
      <style:text-properties fo:font-family="Arial" style:font-family-complex="Arial" fo:font-size="8pt" fo:language="eu" fo:country="ES" fo:font-weight="bold"/>
    </style:style>
    <style:style style:family="table-row" style:name="ro11">
      <style:table-row-properties/>
    </style:style>
    <style:style style:family="table-cell" style:name="ce3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37">
      <style:text-properties fo:color="#2a6099" fo:font-family="Liberation Serif" style:font-family-complex="Liberation Serif" fo:font-size="9pt" fo:language="eu" fo:country="ES" fo:font-weight="normal"/>
    </style:style>
    <style:style style:family="text" style:name="T238">
      <style:text-properties fo:color="#2a6099" fo:font-family="Liberation Serif" style:font-family-complex="Liberation Serif" fo:font-size="9pt" fo:language="eu" fo:country="ES" fo:font-weight="normal"/>
    </style:style>
    <style:style style:family="table-cell" style:name="ce3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1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39">
      <style:text-properties fo:color="#2a6099" fo:font-family="Arial" style:font-family-complex="Arial" fo:font-size="9pt" fo:language="eu" fo:country="ES"/>
    </style:style>
    <style:style style:family="text" style:name="T240">
      <style:text-properties fo:color="#2a6099" fo:font-family="Arial" style:font-family-complex="Arial" fo:font-size="9pt" fo:language="eu" fo:country="ES"/>
    </style:style>
    <style:style style:family="table-cell" style:name="ce3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41">
      <style:text-properties fo:color="#2a6099" fo:font-family="Arial" style:font-family-complex="Arial" fo:font-size="9pt" fo:language="eu" fo:country="ES"/>
    </style:style>
    <style:style style:family="text" style:name="T242">
      <style:text-properties fo:color="#2a6099" fo:font-family="Arial" style:font-family-complex="Arial" fo:font-size="9pt" fo:language="eu" fo:country="ES"/>
    </style:style>
    <style:style style:family="table-cell" style:name="ce3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3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43">
      <style:text-properties fo:color="#2a6099" fo:font-family="Arial" style:font-family-complex="Arial" fo:font-size="9pt" fo:language="eu" fo:country="ES"/>
    </style:style>
    <style:style style:family="text" style:name="T244">
      <style:text-properties fo:color="#2a6099" fo:font-family="Arial" style:font-family-complex="Arial" fo:font-size="9pt" fo:language="eu" fo:country="ES"/>
    </style:style>
    <style:style style:family="table-cell" style:name="ce3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4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45">
      <style:text-properties fo:color="#2a6099" fo:font-family="Arial" style:font-family-complex="Arial" fo:font-size="9pt" fo:language="eu" fo:country="ES"/>
    </style:style>
    <style:style style:family="text" style:name="T246">
      <style:text-properties fo:color="#2a6099" fo:font-family="Arial" style:font-family-complex="Arial" fo:font-size="9pt" fo:language="eu" fo:country="ES"/>
    </style:style>
    <style:style style:family="table-cell" style:name="ce3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47">
      <style:text-properties fo:color="#2a6099" fo:font-family="Arial" style:font-family-complex="Arial" fo:font-size="9pt" fo:language="eu" fo:country="ES"/>
    </style:style>
    <style:style style:family="text" style:name="T248">
      <style:text-properties fo:color="#2a6099" fo:font-family="Arial" style:font-family-complex="Arial" fo:font-size="9pt" fo:language="eu" fo:country="ES"/>
    </style:style>
    <style:style style:family="table-cell" style:name="ce3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49">
      <style:text-properties fo:color="#2a6099" fo:font-family="Arial" style:font-family-complex="Arial" fo:font-size="9pt" fo:language="eu" fo:country="ES"/>
    </style:style>
    <style:style style:family="text" style:name="T250">
      <style:text-properties fo:color="#2a6099" fo:font-family="Arial" style:font-family-complex="Arial" fo:font-size="9pt" fo:language="eu" fo:country="ES"/>
    </style:style>
    <style:style style:family="table-cell" style:name="ce3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51">
      <style:text-properties fo:color="#2a6099" fo:font-family="Arial" style:font-family-complex="Arial" fo:font-size="9pt" fo:language="eu" fo:country="ES"/>
    </style:style>
    <style:style style:family="text" style:name="T252">
      <style:text-properties fo:color="#2a6099" fo:font-family="Arial" style:font-family-complex="Arial" fo:font-size="9pt" fo:language="eu" fo:country="ES"/>
    </style:style>
    <style:style style:family="table-row" style:name="ro12">
      <style:table-row-properties/>
    </style:style>
    <style:style style:family="table-cell" style:name="ce3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53">
      <style:text-properties fo:color="#2a6099" fo:font-family="Liberation Serif" style:font-family-complex="Liberation Serif" fo:font-size="9pt" fo:language="eu" fo:country="ES"/>
    </style:style>
    <style:style style:family="text" style:name="T254">
      <style:text-properties fo:color="#2a6099" fo:font-family="Liberation Serif" style:font-family-complex="Liberation Serif" fo:font-size="9pt" fo:language="eu" fo:country="ES"/>
    </style:style>
    <style:style style:family="table-cell" style:name="ce3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09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55">
      <style:text-properties fo:color="#2a6099" fo:font-family="Arial" style:font-family-complex="Arial" fo:font-size="9pt" fo:language="eu" fo:country="ES"/>
    </style:style>
    <style:style style:family="text" style:name="T256">
      <style:text-properties fo:color="#2a6099" fo:font-family="Arial" style:font-family-complex="Arial" fo:font-size="9pt" fo:language="eu" fo:country="ES"/>
    </style:style>
    <style:style style:family="table-cell" style:name="ce4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57">
      <style:text-properties fo:color="#2a6099" fo:font-family="Arial" style:font-family-complex="Arial" fo:font-size="9pt" fo:language="eu" fo:country="ES"/>
    </style:style>
    <style:style style:family="text" style:name="T258">
      <style:text-properties fo:color="#2a6099" fo:font-family="Arial" style:font-family-complex="Arial" fo:font-size="9pt" fo:language="eu" fo:country="ES"/>
    </style:style>
    <style:style style:family="table-cell" style:name="ce4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1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59">
      <style:text-properties fo:color="#2a6099" fo:font-family="Arial" style:font-family-complex="Arial" fo:font-size="9pt" fo:language="eu" fo:country="ES"/>
    </style:style>
    <style:style style:family="text" style:name="T260">
      <style:text-properties fo:color="#2a6099" fo:font-family="Arial" style:font-family-complex="Arial" fo:font-size="9pt" fo:language="eu" fo:country="ES"/>
    </style:style>
    <style:style style:family="table-cell" style:name="ce4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61">
      <style:text-properties fo:color="#2a6099" fo:font-family="Arial" style:font-family-complex="Arial" fo:font-size="9pt" fo:language="eu" fo:country="ES"/>
    </style:style>
    <style:style style:family="text" style:name="T262">
      <style:text-properties fo:color="#2a6099" fo:font-family="Arial" style:font-family-complex="Arial" fo:font-size="9pt" fo:language="eu" fo:country="ES"/>
    </style:style>
    <style:style style:family="table-cell" style:name="ce4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3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63">
      <style:text-properties fo:color="#2a6099" fo:font-family="Arial" style:font-family-complex="Arial" fo:font-size="9pt" fo:language="eu" fo:country="ES"/>
    </style:style>
    <style:style style:family="text" style:name="T264">
      <style:text-properties fo:color="#2a6099" fo:font-family="Arial" style:font-family-complex="Arial" fo:font-size="9pt" fo:language="eu" fo:country="ES"/>
    </style:style>
    <style:style style:family="table-cell" style:name="ce4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4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65">
      <style:text-properties fo:color="#2a6099" fo:font-family="Arial" style:font-family-complex="Arial" fo:font-size="9pt" fo:language="eu" fo:country="ES"/>
    </style:style>
    <style:style style:family="text" style:name="T266">
      <style:text-properties fo:color="#2a6099" fo:font-family="Arial" style:font-family-complex="Arial" fo:font-size="9pt" fo:language="eu" fo:country="ES"/>
    </style:style>
    <style:style style:family="table-cell" style:name="ce4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67">
      <style:text-properties fo:color="#2a6099" fo:font-family="Arial" style:font-family-complex="Arial" fo:font-size="9pt" fo:language="eu" fo:country="ES"/>
    </style:style>
    <style:style style:family="text" style:name="T268">
      <style:text-properties fo:color="#2a6099" fo:font-family="Arial" style:font-family-complex="Arial" fo:font-size="9pt" fo:language="eu" fo:country="ES"/>
    </style:style>
    <style:style style:family="table-row" style:name="ro13">
      <style:table-row-properties/>
    </style:style>
    <style:style style:family="table-cell" style:name="ce4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269">
      <style:text-properties fo:color="#2a6099" fo:font-family="Liberation Serif" style:font-family-complex="Liberation Serif" fo:font-size="9pt" fo:language="eu" fo:country="ES"/>
    </style:style>
    <style:style style:family="text" style:name="T270">
      <style:text-properties fo:color="#2a6099" fo:font-family="Liberation Serif" style:font-family-complex="Liberation Serif" fo:font-size="9pt" fo:language="eu" fo:country="ES"/>
    </style:style>
    <style:style style:family="table-cell" style:name="ce4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71">
      <style:text-properties fo:color="#2a6099" fo:font-family="Arial" style:font-family-complex="Arial" fo:font-size="9pt" fo:language="eu" fo:country="ES"/>
    </style:style>
    <style:style style:family="text" style:name="T272">
      <style:text-properties fo:color="#2a6099" fo:font-family="Arial" style:font-family-complex="Arial" fo:font-size="9pt" fo:language="eu" fo:country="ES"/>
    </style:style>
    <style:style style:family="table-cell" style:name="ce4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73">
      <style:text-properties fo:color="#2a6099" fo:font-family="Arial" style:font-family-complex="Arial" fo:font-size="9pt" fo:language="eu" fo:country="ES"/>
    </style:style>
    <style:style style:family="text" style:name="T274">
      <style:text-properties fo:color="#2a6099" fo:font-family="Arial" style:font-family-complex="Arial" fo:font-size="9pt" fo:language="eu" fo:country="ES"/>
    </style:style>
    <style:style style:family="table-cell" style:name="ce4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19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75">
      <style:text-properties fo:color="#2a6099" fo:font-family="Arial" style:font-family-complex="Arial" fo:font-size="9pt" fo:language="eu" fo:country="ES"/>
    </style:style>
    <style:style style:family="text" style:name="T276">
      <style:text-properties fo:color="#2a6099" fo:font-family="Arial" style:font-family-complex="Arial" fo:font-size="9pt" fo:language="eu" fo:country="ES"/>
    </style:style>
    <style:style style:family="table-cell" style:name="ce5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77">
      <style:text-properties fo:color="#2a6099" fo:font-family="Arial" style:font-family-complex="Arial" fo:font-size="9pt" fo:language="eu" fo:country="ES"/>
    </style:style>
    <style:style style:family="text" style:name="T278">
      <style:text-properties fo:color="#2a6099" fo:font-family="Arial" style:font-family-complex="Arial" fo:font-size="9pt" fo:language="eu" fo:country="ES"/>
    </style:style>
    <style:style style:family="table-cell" style:name="ce5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1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79">
      <style:text-properties fo:color="#2a6099" fo:font-family="Arial" style:font-family-complex="Arial" fo:font-size="9pt" fo:language="eu" fo:country="ES"/>
    </style:style>
    <style:style style:family="text" style:name="T280">
      <style:text-properties fo:color="#2a6099" fo:font-family="Arial" style:font-family-complex="Arial" fo:font-size="9pt" fo:language="eu" fo:country="ES"/>
    </style:style>
    <style:style style:family="table-cell" style:name="ce52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81">
      <style:text-properties fo:color="#2a6099" fo:font-family="Arial" style:font-family-complex="Arial" fo:font-size="9pt" fo:language="eu" fo:country="ES"/>
    </style:style>
    <style:style style:family="text" style:name="T282">
      <style:text-properties fo:color="#2a6099" fo:font-family="Arial" style:font-family-complex="Arial" fo:font-size="9pt" fo:language="eu" fo:country="ES"/>
    </style:style>
    <style:style style:family="table-cell" style:name="ce53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3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83">
      <style:text-properties fo:color="#2a6099" fo:font-family="Arial" style:font-family-complex="Arial" fo:font-size="9pt" fo:language="eu" fo:country="ES"/>
    </style:style>
    <style:style style:family="text" style:name="T284">
      <style:text-properties fo:color="#2a6099" fo:font-family="Arial" style:font-family-complex="Arial" fo:font-size="9pt" fo:language="eu" fo:country="ES"/>
    </style:style>
    <style:style style:family="table-row" style:name="ro14">
      <style:table-row-properties/>
    </style:style>
    <style:style style:family="table-cell" style:name="ce54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285">
      <style:text-properties fo:color="#2a6099" fo:font-family="Arial" style:font-family-complex="Arial" fo:font-size="9pt" fo:language="eu" fo:country="ES"/>
    </style:style>
    <style:style style:family="text" style:name="T286">
      <style:text-properties fo:color="#2a6099" fo:font-family="Arial" style:font-family-complex="Arial" fo:font-size="9pt" fo:language="eu" fo:country="ES"/>
    </style:style>
    <style:style style:family="table-cell" style:name="ce55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87">
      <style:text-properties fo:color="#2a6099" fo:font-family="Arial" style:font-family-complex="Arial" fo:font-size="9pt" fo:language="eu" fo:country="ES"/>
    </style:style>
    <style:style style:family="text" style:name="T288">
      <style:text-properties fo:color="#2a6099" fo:font-family="Arial" style:font-family-complex="Arial" fo:font-size="9pt" fo:language="eu" fo:country="ES"/>
    </style:style>
    <style:style style:family="table-cell" style:name="ce56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89">
      <style:text-properties fo:color="#2a6099" fo:font-family="Arial" style:font-family-complex="Arial" fo:font-size="9pt" fo:language="eu" fo:country="ES"/>
    </style:style>
    <style:style style:family="text" style:name="T290">
      <style:text-properties fo:color="#2a6099" fo:font-family="Arial" style:font-family-complex="Arial" fo:font-size="9pt" fo:language="eu" fo:country="ES"/>
    </style:style>
    <style:style style:family="table-cell" style:name="ce57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91">
      <style:text-properties fo:color="#2a6099" fo:font-family="Arial" style:font-family-complex="Arial" fo:font-size="9pt" fo:language="eu" fo:country="ES"/>
    </style:style>
    <style:style style:family="text" style:name="T292">
      <style:text-properties fo:color="#2a6099" fo:font-family="Arial" style:font-family-complex="Arial" fo:font-size="9pt" fo:language="eu" fo:country="ES"/>
    </style:style>
    <style:style style:family="table-cell" style:name="ce58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93">
      <style:text-properties fo:color="#2a6099" fo:font-family="Arial" style:font-family-complex="Arial" fo:font-size="9pt" fo:language="eu" fo:country="ES"/>
    </style:style>
    <style:style style:family="text" style:name="T294">
      <style:text-properties fo:color="#2a6099" fo:font-family="Arial" style:font-family-complex="Arial" fo:font-size="9pt" fo:language="eu" fo:country="ES"/>
    </style:style>
    <style:style style:family="table-cell" style:name="ce59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29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95">
      <style:text-properties fo:color="#2a6099" fo:font-family="Arial" style:font-family-complex="Arial" fo:font-size="9pt" fo:language="eu" fo:country="ES"/>
    </style:style>
    <style:style style:family="text" style:name="T296">
      <style:text-properties fo:color="#2a6099" fo:font-family="Arial" style:font-family-complex="Arial" fo:font-size="9pt" fo:language="eu" fo:country="ES"/>
    </style:style>
    <style:style style:family="table-cell" style:name="ce60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97">
      <style:text-properties fo:color="#2a6099" fo:font-family="Arial" style:font-family-complex="Arial" fo:font-size="9pt" fo:language="eu" fo:country="ES"/>
    </style:style>
    <style:style style:family="text" style:name="T298">
      <style:text-properties fo:color="#2a6099" fo:font-family="Arial" style:font-family-complex="Arial" fo:font-size="9pt" fo:language="eu" fo:country="ES"/>
    </style:style>
    <style:style style:family="table-cell" style:name="ce61">
      <style:table-cell-properties style:direction="ltr" fo:border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1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299">
      <style:text-properties fo:color="#2a6099" fo:font-family="Arial" style:font-family-complex="Arial" fo:font-size="9pt" fo:language="eu" fo:country="ES"/>
    </style:style>
    <style:style style:family="text" style:name="T300">
      <style:text-properties fo:color="#2a6099" fo:font-family="Arial" style:font-family-complex="Arial" fo:font-size="9pt" fo:language="eu" fo:country="ES"/>
    </style:style>
    <style:style style:family="table-row" style:name="ro15">
      <style:table-row-properties/>
    </style:style>
    <style:style style:family="table-cell" style:name="ce62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301">
      <style:text-properties fo:color="#2a6099" fo:font-family="Liberation Serif" style:font-family-complex="Liberation Serif" fo:font-size="9pt" fo:language="eu" fo:country="ES"/>
    </style:style>
    <style:style style:family="text" style:name="T302">
      <style:text-properties fo:color="#2a6099" fo:font-family="Liberation Serif" style:font-family-complex="Liberation Serif" fo:font-size="9pt" fo:language="eu" fo:country="ES"/>
    </style:style>
    <style:style style:family="table-cell" style:name="ce63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3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03">
      <style:text-properties fo:color="#2a6099" fo:font-family="Arial" style:font-family-complex="Arial" fo:font-size="9pt" fo:language="eu" fo:country="ES"/>
    </style:style>
    <style:style style:family="text" style:name="T304">
      <style:text-properties fo:color="#2a6099" fo:font-family="Arial" style:font-family-complex="Arial" fo:font-size="9pt" fo:language="eu" fo:country="ES"/>
    </style:style>
    <style:style style:family="table-cell" style:name="ce64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4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05">
      <style:text-properties fo:color="#2a6099" fo:font-family="Arial" style:font-family-complex="Arial" fo:font-size="9pt" fo:language="eu" fo:country="ES"/>
    </style:style>
    <style:style style:family="text" style:name="T306">
      <style:text-properties fo:color="#2a6099" fo:font-family="Arial" style:font-family-complex="Arial" fo:font-size="9pt" fo:language="eu" fo:country="ES"/>
    </style:style>
    <style:style style:family="table-cell" style:name="ce65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07">
      <style:text-properties fo:color="#2a6099" fo:font-family="Arial" style:font-family-complex="Arial" fo:font-size="9pt" fo:language="eu" fo:country="ES"/>
    </style:style>
    <style:style style:family="text" style:name="T308">
      <style:text-properties fo:color="#2a6099" fo:font-family="Arial" style:font-family-complex="Arial" fo:font-size="9pt" fo:language="eu" fo:country="ES"/>
    </style:style>
    <style:style style:family="table-cell" style:name="ce66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09">
      <style:text-properties fo:color="#2a6099" fo:font-family="Arial" style:font-family-complex="Arial" fo:font-size="9pt" fo:language="eu" fo:country="ES"/>
    </style:style>
    <style:style style:family="text" style:name="T310">
      <style:text-properties fo:color="#2a6099" fo:font-family="Arial" style:font-family-complex="Arial" fo:font-size="9pt" fo:language="eu" fo:country="ES"/>
    </style:style>
    <style:style style:family="table-cell" style:name="ce6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11">
      <style:text-properties fo:color="#2a6099" fo:font-family="Arial" style:font-family-complex="Arial" fo:font-size="9pt" fo:language="eu" fo:country="ES"/>
    </style:style>
    <style:style style:family="text" style:name="T312">
      <style:text-properties fo:color="#2a6099" fo:font-family="Arial" style:font-family-complex="Arial" fo:font-size="9pt" fo:language="eu" fo:country="ES"/>
    </style:style>
    <style:style style:family="table-cell" style:name="ce68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8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13">
      <style:text-properties fo:color="#2a6099" fo:font-family="Arial" style:font-family-complex="Arial" fo:font-size="9pt" fo:language="eu" fo:country="ES"/>
    </style:style>
    <style:style style:family="text" style:name="T314">
      <style:text-properties fo:color="#2a6099" fo:font-family="Arial" style:font-family-complex="Arial" fo:font-size="9pt" fo:language="eu" fo:country="ES"/>
    </style:style>
    <style:style style:family="table-cell" style:name="ce69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39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15">
      <style:text-properties fo:color="#2a6099" fo:font-family="Arial" style:font-family-complex="Arial" fo:font-size="9pt" fo:language="eu" fo:country="ES"/>
    </style:style>
    <style:style style:family="text" style:name="T316">
      <style:text-properties fo:color="#2a6099" fo:font-family="Arial" style:font-family-complex="Arial" fo:font-size="9pt" fo:language="eu" fo:country="ES"/>
    </style:style>
    <style:style style:family="table-row" style:name="ro16">
      <style:table-row-properties/>
    </style:style>
    <style:style style:family="table-cell" style:name="ce70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0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left" fo:margin-left="0cm" fo:margin-right="0cm" fo:text-indent="0cm" fo:margin-top="0pt" fo:margin-bottom="0pt"/>
    </style:style>
    <style:style style:family="text" style:name="T317">
      <style:text-properties fo:color="#2a6099" fo:font-family="Liberation Serif" style:font-family-complex="Liberation Serif" fo:font-size="9pt" fo:language="eu" fo:country="ES"/>
    </style:style>
    <style:style style:family="text" style:name="T318">
      <style:text-properties fo:color="#2a6099" fo:font-family="Liberation Serif" style:font-family-complex="Liberation Serif" fo:font-size="9pt" fo:language="eu" fo:country="ES"/>
    </style:style>
    <style:style style:family="table-cell" style:name="ce71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1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19">
      <style:text-properties fo:color="#2a6099" fo:font-family="Arial" style:font-family-complex="Arial" fo:font-size="9pt" fo:language="eu" fo:country="ES"/>
    </style:style>
    <style:style style:family="text" style:name="T320">
      <style:text-properties fo:color="#2a6099" fo:font-family="Arial" style:font-family-complex="Arial" fo:font-size="9pt" fo:language="eu" fo:country="ES"/>
    </style:style>
    <style:style style:family="table-cell" style:name="ce72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2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21">
      <style:text-properties fo:color="#2a6099" fo:font-family="Arial" style:font-family-complex="Arial" fo:font-size="9pt" fo:language="eu" fo:country="ES"/>
    </style:style>
    <style:style style:family="text" style:name="T322">
      <style:text-properties fo:color="#2a6099" fo:font-family="Arial" style:font-family-complex="Arial" fo:font-size="9pt" fo:language="eu" fo:country="ES"/>
    </style:style>
    <style:style style:family="table-cell" style:name="ce73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3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23">
      <style:text-properties fo:color="#2a6099" fo:font-family="Arial" style:font-family-complex="Arial" fo:font-size="9pt" fo:language="eu" fo:country="ES"/>
    </style:style>
    <style:style style:family="text" style:name="T324">
      <style:text-properties fo:color="#2a6099" fo:font-family="Arial" style:font-family-complex="Arial" fo:font-size="9pt" fo:language="eu" fo:country="ES"/>
    </style:style>
    <style:style style:family="table-cell" style:name="ce74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4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25">
      <style:text-properties fo:color="#2a6099" fo:font-family="Arial" style:font-family-complex="Arial" fo:font-size="9pt" fo:language="eu" fo:country="ES"/>
    </style:style>
    <style:style style:family="text" style:name="T326">
      <style:text-properties fo:color="#2a6099" fo:font-family="Arial" style:font-family-complex="Arial" fo:font-size="9pt" fo:language="eu" fo:country="ES"/>
    </style:style>
    <style:style style:family="table-cell" style:name="ce75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5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27">
      <style:text-properties fo:color="#2a6099" fo:font-family="Arial" style:font-family-complex="Arial" fo:font-size="9pt" fo:language="eu" fo:country="ES"/>
    </style:style>
    <style:style style:family="text" style:name="T328">
      <style:text-properties fo:color="#2a6099" fo:font-family="Arial" style:font-family-complex="Arial" fo:font-size="9pt" fo:language="eu" fo:country="ES"/>
    </style:style>
    <style:style style:family="table-cell" style:name="ce76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6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29">
      <style:text-properties fo:color="#2a6099" fo:font-family="Arial" style:font-family-complex="Arial" fo:font-size="9pt" fo:language="eu" fo:country="ES"/>
    </style:style>
    <style:style style:family="text" style:name="T330">
      <style:text-properties fo:color="#2a6099" fo:font-family="Arial" style:font-family-complex="Arial" fo:font-size="9pt" fo:language="eu" fo:country="ES"/>
    </style:style>
    <style:style style:family="table-cell" style:name="ce77">
      <style:table-cell-properties style:direction="ltr" fo:border-top="none" fo:border-bottom="0.01764cm solid #00000A" fo:border-left="0.01764cm solid #00000A" fo:border-right="0.01764cm solid #00000A" loext:writing-mode="lr-tb" fo:padding-top="0cm" fo:padding-bottom="0cm" fo:padding-left="0.1905cm" fo:padding-right="0.1905cm" fo:wrap-option="wrap"/>
    </style:style>
    <style:style style:parent-style-name="655" style:family="paragraph" style:name="P147">
      <style:text-properties fo:color="#000000" fo:font-family="Calibri" style:font-family-asian="Times New Roman" style:font-family-complex="Times New Roman" fo:font-size="11pt" fo:language="en" fo:country="US"/>
      <style:paragraph-properties fo:line-height="150%" fo:text-align="center" fo:margin-left="0cm" fo:margin-right="0cm" fo:text-indent="0cm" fo:margin-top="0pt" fo:margin-bottom="0pt"/>
    </style:style>
    <style:style style:family="text" style:name="T331">
      <style:text-properties fo:color="#2a6099" fo:font-family="Arial" style:font-family-complex="Arial" fo:font-size="9pt" fo:language="eu" fo:country="ES"/>
    </style:style>
    <style:style style:family="text" style:name="T332">
      <style:text-properties fo:color="#2a6099" fo:font-family="Arial" style:font-family-complex="Arial" fo:font-size="9pt" fo:language="eu" fo:country="ES"/>
    </style:style>
    <style:style style:parent-style-name="655" style:family="paragraph" style:name="P148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33">
      <style:text-properties fo:font-family="Arial" style:font-family-complex="Arial" fo:font-size="10pt" fo:language="eu" fo:country="ES"/>
    </style:style>
    <style:style style:family="text" style:name="T334">
      <style:text-properties fo:font-family="Arial" style:font-family-complex="Arial" fo:font-size="10pt" fo:language="eu" fo:country="ES"/>
    </style:style>
    <style:style style:parent-style-name="662" style:family="paragraph" style:name="P149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335">
      <style:text-properties fo:font-family="Cambria" fo:language="eu" fo:country="ES"/>
    </style:style>
    <style:style style:family="text" style:name="T336">
      <style:text-properties fo:font-family="Cambria" fo:language="eu" fo:country="ES"/>
    </style:style>
    <style:style style:parent-style-name="655" style:family="paragraph" style:name="P150">
      <style:text-properties fo:color="#000000" fo:font-family="Calibri" style:font-family-asian="Times New Roman" style:font-family-complex="Times New Roman" fo:font-size="11pt" fo:language="en" fo:country="US"/>
      <style:paragraph-properties fo:margin-left="0cm" fo:margin-right="0cm" fo:text-indent="0cm"/>
    </style:style>
    <style:style style:family="text" style:name="T337">
      <style:text-properties fo:font-family="Cambria" fo:language="eu" fo:country="ES"/>
    </style:style>
    <style:style style:family="text" style:name="T338">
      <style:text-properties fo:font-family="Cambria" fo:language="eu" fo:country="ES"/>
    </style:style>
    <style:style style:parent-style-name="655" style:family="paragraph" style:name="P151">
      <style:text-properties fo:color="#000000" fo:font-family="Calibri" style:font-family-asian="Times New Roman" style:font-family-complex="Times New Roman" fo:font-size="11pt" fo:language="en" fo:country="US"/>
      <style:paragraph-properties fo:margin-left="0cm" fo:margin-right="0cm" fo:text-indent="0cm"/>
    </style:style>
    <style:style style:family="text" style:name="T339">
      <style:text-properties fo:font-family="Cambria" fo:language="eu" fo:country="ES"/>
    </style:style>
    <style:style style:family="text" style:name="T340">
      <style:text-properties fo:font-family="Cambria" fo:language="eu" fo:country="ES"/>
    </style:style>
    <style:style style:parent-style-name="662" style:family="paragraph" style:name="P152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341">
      <style:text-properties fo:font-family="Cambria" fo:language="eu" fo:country="ES"/>
    </style:style>
    <style:style style:family="text" style:name="T342">
      <style:text-properties fo:font-family="Cambria" fo:language="eu" fo:country="ES"/>
    </style:style>
    <style:style style:family="table" style:name="ta5">
      <style:table-properties style:width="16.48cm" fo:margin-left="0cm" table:align="left"/>
    </style:style>
    <style:style style:family="table-column" style:name="co14">
      <style:table-column-properties style:column-width="16.48cm"/>
    </style:style>
    <style:style style:family="table-row" style:name="ro17">
      <style:table-row-properties style:min-row-height="1.496cm"/>
    </style:style>
    <style:style style:family="table-cell" style:name="ce79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55" style:family="paragraph" style:name="P15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3">
      <style:text-properties fo:color="#2a6099" fo:font-family="Arial" style:font-family-complex="Arial" fo:font-size="10pt" fo:language="eu" fo:country="ES"/>
    </style:style>
    <style:style style:family="text" style:name="T344">
      <style:text-properties fo:color="#2a6099" fo:font-family="Arial" style:font-family-complex="Arial" fo:font-size="10pt" fo:language="eu" fo:country="ES"/>
    </style:style>
    <style:style style:parent-style-name="655" style:family="paragraph" style:name="P15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5">
      <style:text-properties fo:color="#2a6099" fo:font-family="Arial" style:font-family-complex="Arial" fo:font-size="10pt" fo:language="eu" fo:country="ES"/>
    </style:style>
    <style:style style:family="text" style:name="T346">
      <style:text-properties fo:color="#2a6099" fo:font-family="Arial" style:font-family-complex="Arial" fo:font-size="10pt" fo:language="eu" fo:country="ES"/>
    </style:style>
    <style:style style:parent-style-name="655" style:family="paragraph" style:name="P15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7">
      <style:text-properties fo:color="#2a6099" fo:font-family="Arial" style:font-family-complex="Arial" fo:font-size="10pt" fo:language="eu" fo:country="ES"/>
    </style:style>
    <style:style style:family="text" style:name="T348">
      <style:text-properties fo:color="#2a6099" fo:font-family="Arial" style:font-family-complex="Arial" fo:font-size="10pt" fo:language="eu" fo:country="ES"/>
    </style:style>
    <style:style style:parent-style-name="655" style:family="paragraph" style:name="P156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49">
      <style:text-properties fo:color="#2a6099" fo:font-family="Arial" style:font-family-complex="Arial" fo:font-size="10pt" fo:language="eu" fo:country="ES"/>
    </style:style>
    <style:style style:family="text" style:name="T350">
      <style:text-properties fo:color="#2a6099" fo:font-family="Arial" style:font-family-complex="Arial" fo:font-size="10pt" fo:language="eu" fo:country="ES"/>
    </style:style>
    <style:style style:parent-style-name="655" style:family="paragraph" style:name="P157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1">
      <style:text-properties fo:color="#2a6099" fo:font-family="Arial" style:font-family-complex="Arial" fo:font-size="10pt" fo:language="eu" fo:country="ES"/>
    </style:style>
    <style:style style:family="text" style:name="T352">
      <style:text-properties fo:color="#2a6099" fo:font-family="Arial" style:font-family-complex="Arial" fo:font-size="10pt" fo:language="eu" fo:country="ES"/>
    </style:style>
    <style:style style:parent-style-name="655" style:family="paragraph" style:name="P158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3">
      <style:text-properties fo:color="#2a6099" fo:font-family="Arial" style:font-family-complex="Arial" fo:font-size="10pt" fo:language="eu" fo:country="ES"/>
    </style:style>
    <style:style style:family="text" style:name="T354">
      <style:text-properties fo:color="#2a6099" fo:font-family="Arial" style:font-family-complex="Arial" fo:font-size="10pt" fo:language="eu" fo:country="ES"/>
    </style:style>
    <style:style style:parent-style-name="655" style:family="paragraph" style:name="P159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5">
      <style:text-properties fo:color="#2a6099" fo:font-family="Arial" style:font-family-complex="Arial" fo:font-size="10pt" fo:language="eu" fo:country="ES"/>
    </style:style>
    <style:style style:family="text" style:name="T356">
      <style:text-properties fo:color="#2a6099" fo:font-family="Arial" style:font-family-complex="Arial" fo:font-size="10pt" fo:language="eu" fo:country="ES"/>
    </style:style>
    <style:style style:parent-style-name="655" style:family="paragraph" style:name="P160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7">
      <style:text-properties fo:color="#2a6099" fo:font-family="Arial" style:font-family-complex="Arial" fo:font-size="10pt" fo:language="eu" fo:country="ES"/>
    </style:style>
    <style:style style:family="text" style:name="T358">
      <style:text-properties fo:color="#2a6099" fo:font-family="Arial" style:font-family-complex="Arial" fo:font-size="10pt" fo:language="eu" fo:country="ES"/>
    </style:style>
    <style:style style:parent-style-name="655" style:family="paragraph" style:name="P16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59">
      <style:text-properties fo:color="#2a6099" fo:font-family="Arial" style:font-family-complex="Arial" fo:font-size="16pt" fo:language="eu" fo:country="ES"/>
    </style:style>
    <style:style style:family="text" style:name="T360">
      <style:text-properties fo:color="#2a6099" fo:font-family="Arial" style:font-family-complex="Arial" fo:font-size="16pt" fo:language="eu" fo:country="ES"/>
    </style:style>
    <style:style style:parent-style-name="655" style:family="paragraph" style:name="P162">
      <style:text-properties fo:color="#000000" fo:font-family="Calibri" style:font-family-asian="Times New Roman" style:font-family-complex="Times New Roman" fo:font-size="11pt" fo:language="en" fo:country="US"/>
      <style:paragraph-properties fo:margin-left="0cm" fo:margin-right="0cm" fo:text-indent="0cm"/>
    </style:style>
    <style:style style:family="text" style:name="T361">
      <style:text-properties fo:font-family="Arial" style:font-family-complex="Arial" fo:font-size="10pt" fo:language="eu" fo:country="ES"/>
    </style:style>
    <style:style style:family="text" style:name="T362">
      <style:text-properties fo:font-family="Arial" style:font-family-complex="Arial" fo:font-size="10pt" fo:language="eu" fo:country="ES"/>
    </style:style>
    <style:style style:parent-style-name="662" style:family="paragraph" style:name="P163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363">
      <style:text-properties fo:language="eu" fo:country="ES"/>
    </style:style>
    <style:style style:family="text" style:name="T364">
      <style:text-properties fo:language="eu" fo:country="ES"/>
    </style:style>
    <style:style style:family="table" style:name="ta6">
      <style:table-properties style:width="16.34cm" fo:margin-left="0cm" table:align="left"/>
    </style:style>
    <style:style style:family="table-column" style:name="co15">
      <style:table-column-properties style:column-width="16.34cm"/>
    </style:style>
    <style:style style:family="table-row" style:name="ro18">
      <style:table-row-properties style:min-row-height="3.362cm"/>
    </style:style>
    <style:style style:family="table-cell" style:name="ce81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55" style:family="paragraph" style:name="P16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65">
      <style:text-properties fo:color="#2a6099" fo:font-family="Arial" style:font-family-complex="Arial" fo:font-size="10pt" fo:language="eu" fo:country="ES"/>
    </style:style>
    <style:style style:family="text" style:name="T366">
      <style:text-properties fo:color="#2a6099" fo:font-family="Arial" style:font-family-complex="Arial" fo:font-size="10pt" fo:language="eu" fo:country="ES"/>
    </style:style>
    <style:style style:family="text" style:name="T367">
      <style:text-properties fo:color="#2a6099" fo:font-family="Arial" style:font-family-complex="Arial" fo:font-size="10pt" fo:language="eu" fo:country="ES"/>
    </style:style>
    <style:style style:family="text" style:name="T368">
      <style:text-properties fo:color="#2a6099" fo:font-family="Arial" style:font-family-complex="Arial" fo:font-size="10pt" fo:language="eu" fo:country="ES"/>
    </style:style>
    <style:style style:parent-style-name="655" style:family="paragraph" style:name="P16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69">
      <style:text-properties fo:color="#2a6099" fo:font-family="Arial" style:font-family-complex="Arial" fo:font-size="10pt" fo:language="eu" fo:country="ES"/>
    </style:style>
    <style:style style:family="text" style:name="T370">
      <style:text-properties fo:color="#2a6099" fo:font-family="Arial" style:font-family-complex="Arial" fo:font-size="10pt" fo:language="eu" fo:country="ES"/>
    </style:style>
    <style:style style:parent-style-name="655" style:family="paragraph" style:name="P166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1">
      <style:text-properties fo:font-family="Arial" style:font-family-complex="Arial" fo:font-size="10pt" fo:language="eu" fo:country="ES"/>
    </style:style>
    <style:style style:family="text" style:name="T372">
      <style:text-properties fo:font-family="Arial" style:font-family-complex="Arial" fo:font-size="10pt" fo:language="eu" fo:country="ES"/>
    </style:style>
    <style:style style:parent-style-name="655" style:family="paragraph" style:name="P167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3">
      <style:text-properties fo:font-family="Arial" style:font-family-complex="Arial" fo:font-size="10pt" fo:language="eu" fo:country="ES"/>
    </style:style>
    <style:style style:family="text" style:name="T374">
      <style:text-properties fo:font-family="Arial" style:font-family-complex="Arial" fo:font-size="10pt" fo:language="eu" fo:country="ES"/>
    </style:style>
    <style:style style:parent-style-name="655" style:family="paragraph" style:name="P168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5">
      <style:text-properties fo:font-family="Arial" style:font-family-complex="Arial" fo:language="eu" fo:country="ES"/>
    </style:style>
    <style:style style:family="text" style:name="T376">
      <style:text-properties fo:font-family="Arial" style:font-family-complex="Arial" fo:language="eu" fo:country="ES"/>
    </style:style>
    <style:style style:parent-style-name="662" style:family="paragraph" style:name="P169">
      <style:text-properties fo:color="#4f81bd" fo:font-family="Cambria" style:font-family-asian="Times New Roman" style:font-family-complex="Cambria" fo:font-size="13pt" fo:language="en" fo:country="US" fo:font-weight="bold"/>
      <style:paragraph-properties fo:margin-left="0cm" fo:margin-right="0cm" fo:text-indent="0cm"/>
    </style:style>
    <style:style style:family="text" style:name="T377">
      <style:text-properties fo:color="#4f81bd" fo:font-family="Cambria" fo:language="eu" fo:country="ES"/>
    </style:style>
    <style:style style:family="text" style:name="T378">
      <style:text-properties fo:language="eu" fo:country="ES"/>
    </style:style>
    <style:style style:family="table" style:name="ta7">
      <style:table-properties style:width="16.17cm" fo:margin-left="0cm" table:align="left"/>
    </style:style>
    <style:style style:family="table-column" style:name="co16">
      <style:table-column-properties style:column-width="16.17cm"/>
    </style:style>
    <style:style style:family="table-row" style:name="ro19">
      <style:table-row-properties style:min-row-height="3.362cm"/>
    </style:style>
    <style:style style:family="table-cell" style:name="ce83">
      <style:table-cell-properties style:direction="ltr" fo:background-color="#ffffff" fo:border="0.01764cm solid #000001" loext:writing-mode="lr-tb" fo:padding-top="0cm" fo:padding-bottom="0cm" fo:padding-left="0.1235cm" fo:padding-right="0.1235cm" fo:wrap-option="wrap"/>
    </style:style>
    <style:style style:parent-style-name="655" style:family="paragraph" style:name="P170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79">
      <style:text-properties fo:color="#2a6099" fo:font-family="Arial" style:font-family-complex="Arial" fo:font-size="10pt" fo:language="eu" fo:country="ES"/>
    </style:style>
    <style:style style:family="text" style:name="T380">
      <style:text-properties fo:color="#2a6099" fo:font-family="Arial" style:font-family-complex="Arial" fo:font-size="10pt" fo:language="eu" fo:country="ES"/>
    </style:style>
    <style:style style:parent-style-name="655" style:family="paragraph" style:name="P171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1">
      <style:text-properties fo:color="#2a6099" fo:font-family="Arial" style:font-family-complex="Arial" fo:font-size="10pt" fo:language="eu" fo:country="ES"/>
    </style:style>
    <style:style style:family="text" style:name="T382">
      <style:text-properties fo:color="#2a6099" fo:font-family="Arial" style:font-family-complex="Arial" fo:font-size="10pt" fo:language="eu" fo:country="ES"/>
    </style:style>
    <style:style style:parent-style-name="655" style:family="paragraph" style:name="P172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3">
      <style:text-properties fo:color="#2a6099" fo:font-family="Arial" style:font-family-complex="Arial" fo:font-size="10pt" fo:language="eu" fo:country="ES"/>
    </style:style>
    <style:style style:family="text" style:name="T384">
      <style:text-properties fo:color="#2a6099" fo:font-family="Arial" style:font-family-complex="Arial" fo:font-size="10pt" fo:language="eu" fo:country="ES"/>
    </style:style>
    <style:style style:family="text" style:name="T385">
      <style:text-properties fo:color="#2a6099" fo:font-family="Arial" style:font-family-complex="Arial" fo:font-size="10pt" fo:language="eu" fo:country="ES"/>
    </style:style>
    <style:style style:parent-style-name="655" style:family="paragraph" style:name="P173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6">
      <style:text-properties fo:color="#2a6099" fo:font-family="Arial" style:font-family-complex="Arial" fo:font-size="10pt" fo:language="eu" fo:country="ES"/>
    </style:style>
    <style:style style:family="text" style:name="T387">
      <style:text-properties fo:color="#2a6099" fo:font-family="Arial" style:font-family-complex="Arial" fo:font-size="10pt" fo:language="eu" fo:country="ES"/>
    </style:style>
    <style:style style:parent-style-name="655" style:family="paragraph" style:name="P174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88">
      <style:text-properties fo:font-family="Arial" style:font-family-complex="Arial" fo:font-size="10pt" fo:language="eu" fo:country="ES"/>
    </style:style>
    <style:style style:family="text" style:name="T389">
      <style:text-properties fo:font-family="Arial" style:font-family-complex="Arial" fo:font-size="10pt" fo:language="eu" fo:country="ES"/>
    </style:style>
    <style:style style:parent-style-name="655" style:family="paragraph" style:name="P175">
      <style:text-properties fo:color="#000000" fo:font-family="Calibri" style:font-family-asian="Times New Roman" style:font-family-complex="Times New Roman" fo:font-size="11pt" fo:language="en" fo:country="US"/>
      <style:paragraph-properties fo:line-height="150%" fo:margin-left="0cm" fo:margin-right="0cm" fo:text-indent="0cm" fo:margin-top="0pt" fo:margin-bottom="0pt"/>
    </style:style>
    <style:style style:family="text" style:name="T390">
      <style:text-properties fo:font-family="Arial" style:font-family-complex="Arial" fo:language="eu" fo:country="ES"/>
    </style:style>
    <style:style style:family="text" style:name="T391">
      <style:text-properties fo:font-family="Arial" style:font-family-complex="Arial" fo:language="eu" fo:country="ES"/>
    </style:style>
    <style:style style:parent-style-name="655" style:family="paragraph" style:name="P176">
      <style:text-properties fo:color="#000000" fo:font-family="Calibri" style:font-family-asian="Times New Roman" style:font-family-complex="Times New Roman" fo:font-size="11pt" fo:language="en" fo:country="US"/>
      <style:paragraph-properties fo:text-align="justify" fo:margin-left="0cm" fo:margin-right="0cm" fo:text-indent="0cm"/>
    </style:style>
  </office:automatic-styles>
  <office:body>
    <office:text text:use-soft-page-breaks="true">
      <text:list>
        <text:list-item>
          <text:h text:outline-level="2" text:restart-numbering="0" text:is-list-header="0" text:style-name="P54"><text:span text:style-name="T133">Ficha de grupo</text:span><text:span text:style-name="T134"/></text:h>
        </text:list-item>
        <text:list-item>
          <text:h text:outline-level="3" text:restart-numbering="0" text:is-list-header="0" text:style-name="P58"><text:span text:style-name="T135">Datos del grupo</text:span><text:span text:style-name="T136"/></text:h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list>
              <text:list-item>
                <text:h text:outline-level="10" text:restart-numbering="0" text:is-list-header="0" text:style-name="P59"><text:span text:style-name="T137">Nombre del grupo</text:span><text:span text:style-name="T138">:</text:span><text:span/></text:h>
              </text:list-item>
              <text:list-item>
                <text:h text:outline-level="10" text:restart-numbering="0" text:is-list-header="0" text:style-name="P60"><text:span text:style-name="T139"/><text:span text:style-name="T140"/></text:h>
              </text:list-item>
              <text:list-item>
                <text:h text:outline-level="10" text:restart-numbering="0" text:is-list-header="0" text:style-name="P61"><text:span text:style-name="T141">Nombre y apellidos de los componentes</text:span><text:span text:style-name="T142"> (</text:span><text:span text:style-name="T143">responsable del grupo en negrita</text:span><text:span text:style-name="T144">)</text:span><text:span text:style-name="T145">:</text:span><text:span/></text:h>
              </text:list-item>
            </text:list>
          </table:table-cell>
          <table:table-cell table:style-name="ce3">
            <text:list>
              <text:list-item>
                <text:h text:outline-level="10" text:restart-numbering="0" text:is-list-header="0" text:style-name="P62"><text:span text:style-name="T146">Grupo 6</text:span><text:span text:style-name="T147"/></text:h>
              </text:list-item>
              <text:list-item>
                <text:h text:outline-level="10" text:restart-numbering="0" text:is-list-header="0" text:style-name="P63"><text:span text:style-name="T148"/><text:span text:style-name="T149"/></text:h>
              </text:list-item>
              <text:list-item>
                <text:h text:outline-level="10" text:restart-numbering="0" text:is-list-header="0" text:style-name="P64"><text:span text:style-name="T150">Xabier Gabiña</text:span><text:span text:style-name="T151"/></text:h>
              </text:list-item>
              <text:list-item>
                <text:h text:outline-level="10" text:restart-numbering="0" text:is-list-header="0" text:style-name="P65"><text:span text:style-name="T152">Asier Larrazabal</text:span><text:span text:style-name="T153"/></text:h>
              </text:list-item>
              <text:list-item>
                <text:h text:outline-level="10" text:restart-numbering="0" text:is-list-header="0" text:style-name="P66"><text:span text:style-name="T154">Ander Gorocica</text:span><text:span text:style-name="T155"/></text:h>
              </text:list-item>
              <text:list-item>
                <text:h text:outline-level="10" text:restart-numbering="0" text:is-list-header="0" text:style-name="P67"><text:span text:style-name="T156">Pablo Leclercq</text:span><text:span text:style-name="T157"/></text:h>
              </text:list-item>
              <text:list-item>
                <text:h text:outline-level="10" text:restart-numbering="0" text:is-list-header="0" text:style-name="P68"><text:span text:style-name="T158">Endika Postigo</text:span><text:span text:style-name="T159"/></text:h>
              </text:list-item>
              <text:list-item>
                <text:h text:outline-level="10" text:restart-numbering="0" text:is-list-header="0" text:style-name="P69"><text:span text:style-name="T160">Xabier Badiola</text:span><text:span text:style-name="T161"/></text:h>
              </text:list-item>
            </text:list>
          </table:table-cell>
        </table:table-row>
      </table:table>
      <text:list>
        <text:list-item>
          <text:h text:outline-level="3" text:restart-numbering="0" text:is-list-header="0" text:style-name="P70"><text:span text:style-name="T162">Organización</text:span><text:span text:style-name="T163"/></text:h>
        </text:list-item>
      </text:list>
      <table:table table:style-name="ta2">
        <table:table-columns>
          <table:table-column table:style-name="co3"/>
        </table:table-columns>
        <table:table-row table:style-name="ro2" table:default-cell-style-name="ce4">
          <table:table-cell table:style-name="ce5">
            <text:list>
              <text:list-item>
                <text:h text:outline-level="10" text:restart-numbering="0" text:is-list-header="0" text:style-name="P71"><text:span text:style-name="T164">¿Qué días de la semana y horas os podéis reunir para trabajar en el proyecto?</text:span><text:span text:style-name="T165"/></text:h>
              </text:list-item>
              <text:list-item>
                <text:h text:outline-level="10" text:restart-numbering="0" text:is-list-header="0" text:style-name="P72"><text:span text:style-name="T166">Los Martes y los Jueves</text:span><text:span text:style-name="T167"/><text:span text:style-name="T168"/><text:span text:style-name="T169"/><text:span text:style-name="T170"/></text:h>
              </text:list-item>
              <text:list-item>
                <text:h text:outline-level="10" text:restart-numbering="0" text:is-list-header="0" text:style-name="P73"><text:span text:style-name="T171">¿Dónde os vais a reunir</text:span><text:span text:style-name="T172">?</text:span><text:span text:style-name="T173"/></text:h>
              </text:list-item>
              <text:list-item>
                <text:h text:outline-level="10" text:restart-numbering="0" text:is-list-header="0" text:style-name="P74"><text:span text:style-name="T174">En la clase de la asignatura de Gesti</text:span><text:span text:style-name="T175">ón de Proyectos en el aula P4I10A.</text:span><text:span text:style-name="T176"/><text:span text:style-name="T177"/><text:span text:style-name="T178"/><text:span text:style-name="T179"/></text:h>
              </text:list-item>
              <text:list-item>
                <text:h text:outline-level="10" text:restart-numbering="0" text:is-list-header="0" text:style-name="P75"><text:span text:style-name="T180">Direcciones de correo de los participants</text:span><text:span text:style-name="T181"/></text:h>
              </text:list-item>
            </text:list>
            <table:table table:style-name="ta3">
              <table:table-columns>
                <table:table-column table:style-name="co4"/>
                <table:table-column table:style-name="co5"/>
              </table:table-columns>
              <table:table-row table:style-name="ro3">
                <table:table-cell table:style-name="ce7">
                  <text:list>
                    <text:list-item>
                      <text:h text:outline-level="10" text:restart-numbering="0" text:is-list-header="0" text:style-name="P76"><text:span text:style-name="T182">Nombre</text:span><text:span text:style-name="T183"/></text:h>
                    </text:list-item>
                  </text:list>
                </table:table-cell>
                <table:table-cell table:style-name="ce8">
                  <text:list>
                    <text:list-item>
                      <text:h text:outline-level="10" text:restart-numbering="0" text:is-list-header="0" text:style-name="P77"><text:span text:style-name="T184">Dirección de correo</text:span><text:span text:style-name="T185"/></text:h>
                    </text:list-item>
                  </text:list>
                </table:table-cell>
              </table:table-row>
              <table:table-row table:style-name="ro4">
                <table:table-cell table:style-name="ce9">
                  <text:list>
                    <text:list-item>
                      <text:h text:outline-level="10" text:restart-numbering="0" text:is-list-header="0" text:style-name="P78"><text:span text:style-name="T186">Xabier Gabiña</text:span><text:span text:style-name="T187"/></text:h>
                    </text:list-item>
                  </text:list>
                </table:table-cell>
                <table:table-cell table:style-name="ce10">
                  <text:list>
                    <text:list-item>
                      <text:h text:outline-level="10" text:restart-numbering="0" text:is-list-header="0" text:style-name="P79"><text:span text:style-name="T188">xgabina001@ikasle.ehu.eus</text:span><text:span text:style-name="T189"/></text:h>
                    </text:list-item>
                  </text:list>
                </table:table-cell>
              </table:table-row>
              <table:table-row table:style-name="ro5">
                <table:table-cell table:style-name="ce11">
                  <text:list>
                    <text:list-item>
                      <text:h text:outline-level="10" text:restart-numbering="0" text:is-list-header="0" text:style-name="P80"><text:span text:style-name="T190">Ander Gorocica</text:span><text:span text:style-name="T191"/></text:h>
                    </text:list-item>
                  </text:list>
                </table:table-cell>
                <table:table-cell table:style-name="ce12">
                  <text:list>
                    <text:list-item>
                      <text:h text:outline-level="10" text:restart-numbering="0" text:is-list-header="0" text:style-name="P81"><text:span text:style-name="T192">agorocica002@ikasle.ehu.eus</text:span><text:span text:style-name="T193"/></text:h>
                    </text:list-item>
                  </text:list>
                </table:table-cell>
              </table:table-row>
              <table:table-row table:style-name="ro6">
                <table:table-cell table:style-name="ce13">
                  <text:list>
                    <text:list-item>
                      <text:h text:outline-level="10" text:restart-numbering="0" text:is-list-header="0" text:style-name="P82"><text:span text:style-name="T194">Pablo Leclercq</text:span><text:span text:style-name="T195"/></text:h>
                    </text:list-item>
                  </text:list>
                </table:table-cell>
                <table:table-cell table:style-name="ce14">
                  <text:list>
                    <text:list-item>
                      <text:h text:outline-level="10" text:restart-numbering="0" text:is-list-header="0" text:style-name="P83"><text:span text:style-name="T196">pleclercq001@ikasle.ehu.eus</text:span><text:span text:style-name="T197"/></text:h>
                    </text:list-item>
                  </text:list>
                </table:table-cell>
              </table:table-row>
              <table:table-row table:style-name="ro7">
                <table:table-cell table:style-name="ce15">
                  <text:list>
                    <text:list-item>
                      <text:h text:outline-level="10" text:restart-numbering="0" text:is-list-header="0" text:style-name="P84"><text:span text:style-name="T198">Asier Larrazabal</text:span><text:span text:style-name="T199"/></text:h>
                    </text:list-item>
                  </text:list>
                </table:table-cell>
                <table:table-cell table:style-name="ce16">
                  <text:list>
                    <text:list-item>
                      <text:h text:outline-level="10" text:restart-numbering="0" text:is-list-header="0" text:style-name="P85"><text:span text:style-name="T200">alarrazabal025@ikasle.ehu.eus</text:span><text:span text:style-name="T201"/></text:h>
                    </text:list-item>
                  </text:list>
                </table:table-cell>
              </table:table-row>
              <table:table-row table:style-name="ro8">
                <table:table-cell table:style-name="ce17">
                  <text:list>
                    <text:list-item>
                      <text:h text:outline-level="10" text:restart-numbering="0" text:is-list-header="0" text:style-name="P86"><text:span text:style-name="T202">Endika Postigo</text:span><text:span text:style-name="T203"/></text:h>
                    </text:list-item>
                  </text:list>
                </table:table-cell>
                <table:table-cell table:style-name="ce18">
                  <text:list>
                    <text:list-item>
                      <text:h text:outline-level="10" text:restart-numbering="0" text:is-list-header="0" text:style-name="P87"><text:span text:style-name="T204">epostigo002@ikasle.ehu.eus</text:span><text:span text:style-name="T205"/></text:h>
                    </text:list-item>
                  </text:list>
                </table:table-cell>
              </table:table-row>
              <table:table-row table:style-name="ro9">
                <table:table-cell table:style-name="ce19">
                  <text:list>
                    <text:list-item>
                      <text:h text:outline-level="10" text:restart-numbering="0" text:is-list-header="0" text:style-name="P88"><text:span text:style-name="T206">Xabier Badiola</text:span><text:span text:style-name="T207"/></text:h>
                    </text:list-item>
                  </text:list>
                </table:table-cell>
                <table:table-cell table:style-name="ce20">
                  <text:list>
                    <text:list-item>
                      <text:h text:outline-level="10" text:restart-numbering="0" text:is-list-header="0" text:style-name="P89"><text:span text:style-name="T208">xbadiola002@ikasle.ehu.eus</text:span><text:span text:style-name="T209"/></text:h>
                    </text:list-item>
                  </text:list>
                </table:table-cell>
              </table:table-row>
            </table:table>
            <text:list>
              <text:list-item>
                <text:h text:outline-level="10" text:restart-numbering="0" text:is-list-header="0" text:style-name="P90"><text:span text:style-name="T210"/><text:span text:style-name="T211"/></text:h>
              </text:list-item>
              <text:list-item>
                <text:h text:outline-level="10" text:restart-numbering="0" text:is-list-header="0" text:style-name="P91"><text:span text:style-name="T212">Horas fuera de clase en que cada uno trabajará individualmente en la asignatura</text:span><text:span text:style-name="T213">:</text:span><text:span text:style-name="T214"/></text:h>
              </text:list-item>
            </text:list>
            <table:table table:style-name="ta4">
              <table:table-columns>
                <table:table-column table:style-name="co6"/>
                <table:table-column table:style-name="co7"/>
                <table:table-column table:style-name="co8"/>
                <table:table-column table:style-name="co9"/>
                <table:table-column table:style-name="co10"/>
                <table:table-column table:style-name="co11"/>
                <table:table-column table:style-name="co12"/>
                <table:table-column table:style-name="co13"/>
              </table:table-columns>
              <table:table-row table:style-name="ro10">
                <table:table-cell table:style-name="ce22">
                  <text:list>
                    <text:list-item>
                      <text:h text:outline-level="10" text:restart-numbering="0" text:is-list-header="0" text:style-name="P92"><text:span text:style-name="T215">Nombre</text:span><text:span text:style-name="T216"/></text:h>
                    </text:list-item>
                  </text:list>
                </table:table-cell>
                <table:table-cell table:style-name="ce23">
                  <text:list>
                    <text:list-item>
                      <text:h text:outline-level="10" text:restart-numbering="0" text:is-list-header="0" text:style-name="P93"><text:span text:style-name="T217">Lunes</text:span><text:span text:style-name="T218">.</text:span><text:span text:style-name="T219"/></text:h>
                    </text:list-item>
                  </text:list>
                </table:table-cell>
                <table:table-cell table:style-name="ce24">
                  <text:list>
                    <text:list-item>
                      <text:h text:outline-level="10" text:restart-numbering="0" text:is-list-header="0" text:style-name="P94"><text:span text:style-name="T220">Mart</text:span><text:span text:style-name="T221">es</text:span><text:span text:style-name="T222"/></text:h>
                    </text:list-item>
                  </text:list>
                </table:table-cell>
                <table:table-cell table:style-name="ce25">
                  <text:list>
                    <text:list-item>
                      <text:h text:outline-level="10" text:restart-numbering="0" text:is-list-header="0" text:style-name="P95"><text:span text:style-name="T223">Miércoles</text:span><text:span text:style-name="T224">.</text:span><text:span text:style-name="T225"/></text:h>
                    </text:list-item>
                  </text:list>
                </table:table-cell>
                <table:table-cell table:style-name="ce26">
                  <text:list>
                    <text:list-item>
                      <text:h text:outline-level="10" text:restart-numbering="0" text:is-list-header="0" text:style-name="P96"><text:span text:style-name="T226">Jueves</text:span><text:span text:style-name="T227">.</text:span><text:span text:style-name="T228"/></text:h>
                    </text:list-item>
                  </text:list>
                </table:table-cell>
                <table:table-cell table:style-name="ce27">
                  <text:list>
                    <text:list-item>
                      <text:h text:outline-level="10" text:restart-numbering="0" text:is-list-header="0" text:style-name="P97"><text:span text:style-name="T229">Viernes</text:span><text:span text:style-name="T230">.</text:span><text:span text:style-name="T231"/></text:h>
                    </text:list-item>
                  </text:list>
                </table:table-cell>
                <table:table-cell table:style-name="ce28">
                  <text:list>
                    <text:list-item>
                      <text:h text:outline-level="10" text:restart-numbering="0" text:is-list-header="0" text:style-name="P98"><text:span text:style-name="T232">Sábado</text:span><text:span text:style-name="T233">.</text:span><text:span text:style-name="T234"/></text:h>
                    </text:list-item>
                  </text:list>
                </table:table-cell>
                <table:table-cell table:style-name="ce29">
                  <text:list>
                    <text:list-item>
                      <text:h text:outline-level="10" text:restart-numbering="0" text:is-list-header="0" text:style-name="P99"><text:span text:style-name="T235">Domingo</text:span><text:span text:style-name="T236"/></text:h>
                    </text:list-item>
                  </text:list>
                </table:table-cell>
              </table:table-row>
              <table:table-row table:style-name="ro11">
                <table:table-cell table:style-name="ce30">
                  <text:list>
                    <text:list-item>
                      <text:h text:outline-level="10" text:restart-numbering="0" text:is-list-header="0" text:style-name="P100"><text:span text:style-name="T237">Xabier Gabiña</text:span><text:span text:style-name="T238"/></text:h>
                    </text:list-item>
                  </text:list>
                </table:table-cell>
                <table:table-cell table:style-name="ce31">
                  <text:list>
                    <text:list-item>
                      <text:h text:outline-level="10" text:restart-numbering="0" text:is-list-header="0" text:style-name="P101"><text:span text:style-name="T239"/><text:span text:style-name="T240"/></text:h>
                    </text:list-item>
                  </text:list>
                </table:table-cell>
                <table:table-cell table:style-name="ce32">
                  <text:list>
                    <text:list-item>
                      <text:h text:outline-level="10" text:restart-numbering="0" text:is-list-header="0" text:style-name="P102"><text:span text:style-name="T241">X</text:span><text:span text:style-name="T242"/></text:h>
                    </text:list-item>
                  </text:list>
                </table:table-cell>
                <table:table-cell table:style-name="ce33">
                  <text:list>
                    <text:list-item>
                      <text:h text:outline-level="10" text:restart-numbering="0" text:is-list-header="0" text:style-name="P103"><text:span text:style-name="T243"/><text:span text:style-name="T244"/></text:h>
                    </text:list-item>
                  </text:list>
                </table:table-cell>
                <table:table-cell table:style-name="ce34">
                  <text:list>
                    <text:list-item>
                      <text:h text:outline-level="10" text:restart-numbering="0" text:is-list-header="0" text:style-name="P104"><text:span text:style-name="T245">X</text:span><text:span text:style-name="T246"/></text:h>
                    </text:list-item>
                  </text:list>
                </table:table-cell>
                <table:table-cell table:style-name="ce35">
                  <text:list>
                    <text:list-item>
                      <text:h text:outline-level="10" text:restart-numbering="0" text:is-list-header="0" text:style-name="P105"><text:span text:style-name="T247"/><text:span text:style-name="T248"/></text:h>
                    </text:list-item>
                  </text:list>
                </table:table-cell>
                <table:table-cell table:style-name="ce36">
                  <text:list>
                    <text:list-item>
                      <text:h text:outline-level="10" text:restart-numbering="0" text:is-list-header="0" text:style-name="P106"><text:span text:style-name="T249">X</text:span><text:span text:style-name="T250"/></text:h>
                    </text:list-item>
                  </text:list>
                </table:table-cell>
                <table:table-cell table:style-name="ce37">
                  <text:list>
                    <text:list-item>
                      <text:h text:outline-level="10" text:restart-numbering="0" text:is-list-header="0" text:style-name="P107"><text:span text:style-name="T251"/><text:span text:style-name="T252"/></text:h>
                    </text:list-item>
                  </text:list>
                </table:table-cell>
              </table:table-row>
              <table:table-row table:style-name="ro12">
                <table:table-cell table:style-name="ce38">
                  <text:list>
                    <text:list-item>
                      <text:h text:outline-level="10" text:restart-numbering="0" text:is-list-header="0" text:style-name="P108"><text:span text:style-name="T253">Ander Gorocica</text:span><text:span text:style-name="T254"/></text:h>
                    </text:list-item>
                  </text:list>
                </table:table-cell>
                <table:table-cell table:style-name="ce39">
                  <text:list>
                    <text:list-item>
                      <text:h text:outline-level="10" text:restart-numbering="0" text:is-list-header="0" text:style-name="P109"><text:span text:style-name="T255"/><text:span text:style-name="T256"/></text:h>
                    </text:list-item>
                  </text:list>
                </table:table-cell>
                <table:table-cell table:style-name="ce40">
                  <text:list>
                    <text:list-item>
                      <text:h text:outline-level="10" text:restart-numbering="0" text:is-list-header="0" text:style-name="P110"><text:span text:style-name="T257">X</text:span><text:span text:style-name="T258"/></text:h>
                    </text:list-item>
                  </text:list>
                </table:table-cell>
                <table:table-cell table:style-name="ce41">
                  <text:list>
                    <text:list-item>
                      <text:h text:outline-level="10" text:restart-numbering="0" text:is-list-header="0" text:style-name="P111"><text:span text:style-name="T259"/><text:span text:style-name="T260"/></text:h>
                    </text:list-item>
                  </text:list>
                </table:table-cell>
                <table:table-cell table:style-name="ce42">
                  <text:list>
                    <text:list-item>
                      <text:h text:outline-level="10" text:restart-numbering="0" text:is-list-header="0" text:style-name="P112"><text:span text:style-name="T261">X</text:span><text:span text:style-name="T262"/></text:h>
                    </text:list-item>
                  </text:list>
                </table:table-cell>
                <table:table-cell table:style-name="ce43">
                  <text:list>
                    <text:list-item>
                      <text:h text:outline-level="10" text:restart-numbering="0" text:is-list-header="0" text:style-name="P113"><text:span text:style-name="T263"/><text:span text:style-name="T264"/></text:h>
                    </text:list-item>
                  </text:list>
                </table:table-cell>
                <table:table-cell table:style-name="ce44">
                  <text:list>
                    <text:list-item>
                      <text:h text:outline-level="10" text:restart-numbering="0" text:is-list-header="0" text:style-name="P114"><text:span text:style-name="T265">X</text:span><text:span text:style-name="T266"/></text:h>
                    </text:list-item>
                  </text:list>
                </table:table-cell>
                <table:table-cell table:style-name="ce45">
                  <text:list>
                    <text:list-item>
                      <text:h text:outline-level="10" text:restart-numbering="0" text:is-list-header="0" text:style-name="P115"><text:span text:style-name="T267"/><text:span text:style-name="T268"/></text:h>
                    </text:list-item>
                  </text:list>
                </table:table-cell>
              </table:table-row>
              <table:table-row table:style-name="ro13">
                <table:table-cell table:style-name="ce46">
                  <text:list>
                    <text:list-item>
                      <text:h text:outline-level="10" text:restart-numbering="0" text:is-list-header="0" text:style-name="P116"><text:span text:style-name="T269">Pablo Leclercq</text:span><text:span text:style-name="T270"/></text:h>
                    </text:list-item>
                  </text:list>
                </table:table-cell>
                <table:table-cell table:style-name="ce47">
                  <text:list>
                    <text:list-item>
                      <text:h text:outline-level="10" text:restart-numbering="0" text:is-list-header="0" text:style-name="P117"><text:span text:style-name="T271"/><text:span text:style-name="T272"/></text:h>
                    </text:list-item>
                  </text:list>
                </table:table-cell>
                <table:table-cell table:style-name="ce48">
                  <text:list>
                    <text:list-item>
                      <text:h text:outline-level="10" text:restart-numbering="0" text:is-list-header="0" text:style-name="P118"><text:span text:style-name="T273">X</text:span><text:span text:style-name="T274"/></text:h>
                    </text:list-item>
                  </text:list>
                </table:table-cell>
                <table:table-cell table:style-name="ce49">
                  <text:list>
                    <text:list-item>
                      <text:h text:outline-level="10" text:restart-numbering="0" text:is-list-header="0" text:style-name="P119"><text:span text:style-name="T275"/><text:span text:style-name="T276"/></text:h>
                    </text:list-item>
                  </text:list>
                </table:table-cell>
                <table:table-cell table:style-name="ce50">
                  <text:list>
                    <text:list-item>
                      <text:h text:outline-level="10" text:restart-numbering="0" text:is-list-header="0" text:style-name="P120"><text:span text:style-name="T277">X</text:span><text:span text:style-name="T278"/></text:h>
                    </text:list-item>
                  </text:list>
                </table:table-cell>
                <table:table-cell table:style-name="ce51">
                  <text:list>
                    <text:list-item>
                      <text:h text:outline-level="10" text:restart-numbering="0" text:is-list-header="0" text:style-name="P121"><text:span text:style-name="T279"/><text:span text:style-name="T280"/></text:h>
                    </text:list-item>
                  </text:list>
                </table:table-cell>
                <table:table-cell table:style-name="ce52">
                  <text:list>
                    <text:list-item>
                      <text:h text:outline-level="10" text:restart-numbering="0" text:is-list-header="0" text:style-name="P122"><text:span text:style-name="T281">X</text:span><text:span text:style-name="T282"/></text:h>
                    </text:list-item>
                  </text:list>
                </table:table-cell>
                <table:table-cell table:style-name="ce53">
                  <text:list>
                    <text:list-item>
                      <text:h text:outline-level="10" text:restart-numbering="0" text:is-list-header="0" text:style-name="P123"><text:span text:style-name="T283"/><text:span text:style-name="T284"/></text:h>
                    </text:list-item>
                  </text:list>
                </table:table-cell>
              </table:table-row>
              <table:table-row table:style-name="ro14">
                <table:table-cell table:style-name="ce54">
                  <text:list>
                    <text:list-item>
                      <text:h text:outline-level="10" text:restart-numbering="0" text:is-list-header="0" text:style-name="P124"><text:span text:style-name="T285">Asier Larrazabal</text:span><text:span text:style-name="T286"/></text:h>
                    </text:list-item>
                  </text:list>
                </table:table-cell>
                <table:table-cell table:style-name="ce55">
                  <text:list>
                    <text:list-item>
                      <text:h text:outline-level="10" text:restart-numbering="0" text:is-list-header="0" text:style-name="P125"><text:span text:style-name="T287"/><text:span text:style-name="T288"/></text:h>
                    </text:list-item>
                  </text:list>
                </table:table-cell>
                <table:table-cell table:style-name="ce56">
                  <text:list>
                    <text:list-item>
                      <text:h text:outline-level="10" text:restart-numbering="0" text:is-list-header="0" text:style-name="P126"><text:span text:style-name="T289">X</text:span><text:span text:style-name="T290"/></text:h>
                    </text:list-item>
                  </text:list>
                </table:table-cell>
                <table:table-cell table:style-name="ce57">
                  <text:list>
                    <text:list-item>
                      <text:h text:outline-level="10" text:restart-numbering="0" text:is-list-header="0" text:style-name="P127"><text:span text:style-name="T291"/><text:span text:style-name="T292"/></text:h>
                    </text:list-item>
                  </text:list>
                </table:table-cell>
                <table:table-cell table:style-name="ce58">
                  <text:list>
                    <text:list-item>
                      <text:h text:outline-level="10" text:restart-numbering="0" text:is-list-header="0" text:style-name="P128"><text:span text:style-name="T293">X</text:span><text:span text:style-name="T294"/></text:h>
                    </text:list-item>
                  </text:list>
                </table:table-cell>
                <table:table-cell table:style-name="ce59">
                  <text:list>
                    <text:list-item>
                      <text:h text:outline-level="10" text:restart-numbering="0" text:is-list-header="0" text:style-name="P129"><text:span text:style-name="T295"/><text:span text:style-name="T296"/></text:h>
                    </text:list-item>
                  </text:list>
                </table:table-cell>
                <table:table-cell table:style-name="ce60">
                  <text:list>
                    <text:list-item>
                      <text:h text:outline-level="10" text:restart-numbering="0" text:is-list-header="0" text:style-name="P130"><text:span text:style-name="T297">X</text:span><text:span text:style-name="T298"/></text:h>
                    </text:list-item>
                  </text:list>
                </table:table-cell>
                <table:table-cell table:style-name="ce61">
                  <text:list>
                    <text:list-item>
                      <text:h text:outline-level="10" text:restart-numbering="0" text:is-list-header="0" text:style-name="P131"><text:span text:style-name="T299"/><text:span text:style-name="T300"/></text:h>
                    </text:list-item>
                  </text:list>
                </table:table-cell>
              </table:table-row>
              <table:table-row table:style-name="ro15">
                <table:table-cell table:style-name="ce62">
                  <text:list>
                    <text:list-item>
                      <text:h text:outline-level="10" text:restart-numbering="0" text:is-list-header="0" text:style-name="P132"><text:span text:style-name="T301">Endika Postigo</text:span><text:span text:style-name="T302"/></text:h>
                    </text:list-item>
                  </text:list>
                </table:table-cell>
                <table:table-cell table:style-name="ce63">
                  <text:list>
                    <text:list-item>
                      <text:h text:outline-level="10" text:restart-numbering="0" text:is-list-header="0" text:style-name="P133"><text:span text:style-name="T303"/><text:span text:style-name="T304"/></text:h>
                    </text:list-item>
                  </text:list>
                </table:table-cell>
                <table:table-cell table:style-name="ce64">
                  <text:list>
                    <text:list-item>
                      <text:h text:outline-level="10" text:restart-numbering="0" text:is-list-header="0" text:style-name="P134"><text:span text:style-name="T305">X</text:span><text:span text:style-name="T306"/></text:h>
                    </text:list-item>
                  </text:list>
                </table:table-cell>
                <table:table-cell table:style-name="ce65">
                  <text:list>
                    <text:list-item>
                      <text:h text:outline-level="10" text:restart-numbering="0" text:is-list-header="0" text:style-name="P135"><text:span text:style-name="T307"/><text:span text:style-name="T308"/></text:h>
                    </text:list-item>
                  </text:list>
                </table:table-cell>
                <table:table-cell table:style-name="ce66">
                  <text:list>
                    <text:list-item>
                      <text:h text:outline-level="10" text:restart-numbering="0" text:is-list-header="0" text:style-name="P136"><text:span text:style-name="T309">X</text:span><text:span text:style-name="T310"/></text:h>
                    </text:list-item>
                  </text:list>
                </table:table-cell>
                <table:table-cell table:style-name="ce67">
                  <text:list>
                    <text:list-item>
                      <text:h text:outline-level="10" text:restart-numbering="0" text:is-list-header="0" text:style-name="P137"><text:span text:style-name="T311"/><text:span text:style-name="T312"/></text:h>
                    </text:list-item>
                  </text:list>
                </table:table-cell>
                <table:table-cell table:style-name="ce68">
                  <text:list>
                    <text:list-item>
                      <text:h text:outline-level="10" text:restart-numbering="0" text:is-list-header="0" text:style-name="P138"><text:span text:style-name="T313">X</text:span><text:span text:style-name="T314"/></text:h>
                    </text:list-item>
                  </text:list>
                </table:table-cell>
                <table:table-cell table:style-name="ce69">
                  <text:list>
                    <text:list-item>
                      <text:h text:outline-level="10" text:restart-numbering="0" text:is-list-header="0" text:style-name="P139"><text:span text:style-name="T315"/><text:span text:style-name="T316"/></text:h>
                    </text:list-item>
                  </text:list>
                </table:table-cell>
              </table:table-row>
              <table:table-row table:style-name="ro16">
                <table:table-cell table:style-name="ce70">
                  <text:list>
                    <text:list-item>
                      <text:h text:outline-level="10" text:restart-numbering="0" text:is-list-header="0" text:style-name="P140"><text:span text:style-name="T317">Xabier Badiola</text:span><text:span text:style-name="T318"/></text:h>
                    </text:list-item>
                  </text:list>
                </table:table-cell>
                <table:table-cell table:style-name="ce71">
                  <text:list>
                    <text:list-item>
                      <text:h text:outline-level="10" text:restart-numbering="0" text:is-list-header="0" text:style-name="P141"><text:span text:style-name="T319"/><text:span text:style-name="T320"/></text:h>
                    </text:list-item>
                  </text:list>
                </table:table-cell>
                <table:table-cell table:style-name="ce72">
                  <text:list>
                    <text:list-item>
                      <text:h text:outline-level="10" text:restart-numbering="0" text:is-list-header="0" text:style-name="P142"><text:span text:style-name="T321">X</text:span><text:span text:style-name="T322"/></text:h>
                    </text:list-item>
                  </text:list>
                </table:table-cell>
                <table:table-cell table:style-name="ce73">
                  <text:list>
                    <text:list-item>
                      <text:h text:outline-level="10" text:restart-numbering="0" text:is-list-header="0" text:style-name="P143"><text:span text:style-name="T323"/><text:span text:style-name="T324"/></text:h>
                    </text:list-item>
                  </text:list>
                </table:table-cell>
                <table:table-cell table:style-name="ce74">
                  <text:list>
                    <text:list-item>
                      <text:h text:outline-level="10" text:restart-numbering="0" text:is-list-header="0" text:style-name="P144"><text:span text:style-name="T325">X</text:span><text:span text:style-name="T326"/></text:h>
                    </text:list-item>
                  </text:list>
                </table:table-cell>
                <table:table-cell table:style-name="ce75">
                  <text:list>
                    <text:list-item>
                      <text:h text:outline-level="10" text:restart-numbering="0" text:is-list-header="0" text:style-name="P145"><text:span text:style-name="T327"/><text:span text:style-name="T328"/></text:h>
                    </text:list-item>
                  </text:list>
                </table:table-cell>
                <table:table-cell table:style-name="ce76">
                  <text:list>
                    <text:list-item>
                      <text:h text:outline-level="10" text:restart-numbering="0" text:is-list-header="0" text:style-name="P146"><text:span text:style-name="T329">X</text:span><text:span text:style-name="T330"/></text:h>
                    </text:list-item>
                  </text:list>
                </table:table-cell>
                <table:table-cell table:style-name="ce77">
                  <text:list>
                    <text:list-item>
                      <text:h text:outline-level="10" text:restart-numbering="0" text:is-list-header="0" text:style-name="P147"><text:span text:style-name="T331"/><text:span text:style-name="T332"/></text:h>
                    </text:list-item>
                  </text:list>
                </table:table-cell>
              </table:table-row>
            </table:table>
            <text:list>
              <text:list-item>
                <text:h text:outline-level="10" text:restart-numbering="0" text:is-list-header="0" text:style-name="P148"><text:span text:style-name="T333"/><text:span text:style-name="T334"/></text:h>
              </text:list-item>
            </text:list>
          </table:table-cell>
        </table:table-row>
      </table:table>
      <text:list>
        <text:list-item>
          <text:h text:outline-level="3" text:restart-numbering="0" text:is-list-header="0" text:style-name="P149"><text:span text:style-name="T335"/><text:span text:style-name="T336"/></text:h>
        </text:list-item>
        <text:list-item>
          <text:h text:outline-level="10" text:restart-numbering="0" text:is-list-header="0" text:style-name="P150"><text:span text:style-name="T337"/><text:span text:style-name="T338"/></text:h>
        </text:list-item>
        <text:list-item>
          <text:h text:outline-level="10" text:restart-numbering="0" text:is-list-header="0" text:style-name="P151"><text:span text:style-name="T339"/><text:span text:style-name="T340"/></text:h>
        </text:list-item>
        <text:list-item>
          <text:h text:outline-level="3" text:restart-numbering="0" text:is-list-header="0" text:style-name="P152"><text:span text:style-name="T341">Reglas de funcionamiento del grupo, por orden de inmportancia</text:span><text:span text:style-name="T342"/></text:h>
        </text:list-item>
      </text:list>
      <table:table table:style-name="ta5">
        <table:table-columns>
          <table:table-column table:style-name="co14"/>
        </table:table-columns>
        <table:table-row table:style-name="ro17" table:default-cell-style-name="ce78">
          <table:table-cell table:style-name="ce79">
            <text:list>
              <text:list-item>
                <text:h text:outline-level="10" text:restart-numbering="0" text:is-list-header="0" text:style-name="P153"><text:span text:style-name="T343"/><text:span text:style-name="T344"/></text:h>
              </text:list-item>
              <text:list-item>
                <text:h text:outline-level="10" text:restart-numbering="0" text:is-list-header="0" text:style-name="P154"><text:span text:style-name="T345"/><text:span text:style-name="T346"/></text:h>
              </text:list-item>
              <text:list-item>
                <text:h text:outline-level="10" text:restart-numbering="0" text:is-list-header="0" text:style-name="P155"><text:span text:style-name="T347"/><text:span text:style-name="T348"/></text:h>
              </text:list-item>
              <text:list-item>
                <text:h text:outline-level="10" text:restart-numbering="0" text:is-list-header="0" text:style-name="P156"><text:span text:style-name="T349"/><text:span text:style-name="T350"/></text:h>
              </text:list-item>
              <text:list-item>
                <text:h text:outline-level="10" text:restart-numbering="0" text:is-list-header="0" text:style-name="P157"><text:span text:style-name="T351"/><text:span text:style-name="T352"/></text:h>
              </text:list-item>
              <text:list-item>
                <text:h text:outline-level="10" text:restart-numbering="0" text:is-list-header="0" text:style-name="P158"><text:span text:style-name="T353"/><text:span text:style-name="T354"/></text:h>
              </text:list-item>
              <text:list-item>
                <text:h text:outline-level="10" text:restart-numbering="0" text:is-list-header="0" text:style-name="P159"><text:span text:style-name="T355"/><text:span text:style-name="T356"/></text:h>
              </text:list-item>
              <text:list-item>
                <text:h text:outline-level="10" text:restart-numbering="0" text:is-list-header="0" text:style-name="P160"><text:span text:style-name="T357"/><text:span text:style-name="T358"/></text:h>
              </text:list-item>
              <text:list-item>
                <text:h text:outline-level="10" text:restart-numbering="0" text:is-list-header="0" text:style-name="P161"><text:span text:style-name="T359"/><text:span text:style-name="T360"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62"><text:span text:style-name="T361"/><text:span text:style-name="T362"/></text:h>
        </text:list-item>
        <text:list-item>
          <text:h text:outline-level="3" text:restart-numbering="0" text:is-list-header="0" text:style-name="P163"><text:span text:style-name="T363">¿Qué haréis si uno de los miembros del grupo no cumple reiteradamente con los compromisos del grupo?</text:span><text:span text:style-name="T364"/></text:h>
        </text:list-item>
      </text:list>
      <table:table table:style-name="ta6">
        <table:table-columns>
          <table:table-column table:style-name="co15"/>
        </table:table-columns>
        <table:table-row table:style-name="ro18" table:default-cell-style-name="ce80">
          <table:table-cell table:style-name="ce81">
            <text:list>
              <text:list-item>
                <text:h text:outline-level="10" text:restart-numbering="0" text:is-list-header="0" text:style-name="P164"><text:span text:style-name="T365">Se prescindiria del </text:span><text:span text:style-name="T366">participante</text:span><text:span text:style-name="T367">.</text:span><text:span text:style-name="T368"/></text:h>
              </text:list-item>
              <text:list-item>
                <text:h text:outline-level="10" text:restart-numbering="0" text:is-list-header="0" text:style-name="P165"><text:span text:style-name="T369"/><text:span text:style-name="T370"/></text:h>
              </text:list-item>
              <text:list-item>
                <text:h text:outline-level="10" text:restart-numbering="0" text:is-list-header="0" text:style-name="P166"><text:span text:style-name="T371"/><text:span text:style-name="T372"/></text:h>
              </text:list-item>
              <text:list-item>
                <text:h text:outline-level="10" text:restart-numbering="0" text:is-list-header="0" text:style-name="P167"><text:span text:style-name="T373"/><text:span text:style-name="T374"/></text:h>
              </text:list-item>
              <text:list-item>
                <text:h text:outline-level="10" text:restart-numbering="0" text:is-list-header="0" text:style-name="P168"><text:span text:style-name="T375"/><text:span text:style-name="T376"/></text:h>
              </text:list-item>
            </text:list>
          </table:table-cell>
        </table:table-row>
      </table:table>
      <text:list>
        <text:list-item>
          <text:h text:outline-level="3" text:restart-numbering="0" text:is-list-header="0" text:style-name="P169"><text:span text:style-name="T377">En vuestra opinión, ¿qué aspectos son importantes para que las reuniones de vuestro grupo se desarrollen de manera efectiva</text:span><text:span text:style-name="T378">?</text:span><text:span/></text:h>
        </text:list-item>
      </text:list>
      <table:table table:style-name="ta7">
        <table:table-columns>
          <table:table-column table:style-name="co16"/>
        </table:table-columns>
        <table:table-row table:style-name="ro19" table:default-cell-style-name="ce82">
          <table:table-cell table:style-name="ce83">
            <text:list>
              <text:list-item>
                <text:h text:outline-level="10" text:restart-numbering="0" text:is-list-header="0" text:style-name="P170"><text:span text:style-name="T379">1. Puntualidad a las reuniones</text:span><text:span text:style-name="T380"/></text:h>
              </text:list-item>
              <text:list-item>
                <text:h text:outline-level="10" text:restart-numbering="0" text:is-list-header="0" text:style-name="P171"><text:span text:style-name="T381">2. Respeto a los integrantes</text:span><text:span text:style-name="T382"/></text:h>
              </text:list-item>
              <text:list-item>
                <text:h text:outline-level="10" text:restart-numbering="0" text:is-list-header="0" text:style-name="P172"><text:span text:style-name="T383">3. Participaci</text:span><text:span text:style-name="T384">ón</text:span><text:span text:style-name="T385"/></text:h>
              </text:list-item>
              <text:list-item>
                <text:h text:outline-level="10" text:restart-numbering="0" text:is-list-header="0" text:style-name="P173"><text:span text:style-name="T386"/><text:span text:style-name="T387"/></text:h>
              </text:list-item>
              <text:list-item>
                <text:h text:outline-level="10" text:restart-numbering="0" text:is-list-header="0" text:style-name="P174"><text:span text:style-name="T388"/><text:span text:style-name="T389"/></text:h>
              </text:list-item>
              <text:list-item>
                <text:h text:outline-level="10" text:restart-numbering="0" text:is-list-header="0" text:style-name="P175"><text:span text:style-name="T390"/><text:span text:style-name="T391"/></text:h>
              </text:list-item>
            </text:list>
          </table:table-cell>
        </table:table-row>
      </table:table>
      <text:list>
        <text:list-item>
          <text:h text:outline-level="10" text:restart-numbering="0" text:is-list-header="0" text:style-name="P176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69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69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69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69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69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69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69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69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69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691" style:display-name="Title Char" style:family="text" style:name="35">
      <style:text-properties fo:font-size="24pt"/>
      <style:paragraph-properties/>
    </style:style>
    <style:style style:parent-style-name="691" style:display-name="Subtitle Char" style:family="text" style:name="37">
      <style:text-properties fo:font-size="12pt"/>
      <style:paragraph-properties/>
    </style:style>
    <style:style style:display-name="Quote Char" style:family="text" style:name="39">
      <style:text-properties fo:font-style="italic"/>
      <style:paragraph-properties/>
    </style:style>
    <style:style style:display-name="Intense Quote Char" style:family="text" style:name="41">
      <style:text-properties fo:font-style="italic"/>
      <style:paragraph-properties/>
    </style:style>
    <style:style style:parent-style-name="691" style:display-name="Header Char" style:family="text" style:name="43">
      <style:paragraph-properties/>
    </style:style>
    <style:style style:parent-style-name="691" style:display-name="Footer Char" style:family="text" style:name="45">
      <style:paragraph-properties/>
    </style:style>
    <style:style style:parent-style-name="671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Footnote Text Char" style:family="text" style:name="176">
      <style:text-properties fo:font-size="9pt"/>
      <style:paragraph-properties/>
    </style:style>
    <style:style style:parent-style-name="69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69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54">
      <style:text-properties fo:color="#000000" fo:font-family="Calibri" style:font-family-asian="Times New Roman" style:font-family-complex="Times New Roman" fo:font-size="11pt" fo:language="es" fo:country="ES"/>
      <style:paragraph-properties/>
    </style:style>
    <style:style style:parent-style-name="654" style:display-name="Standard" style:family="paragraph" style:name="655">
      <style:text-properties fo:font-size="11pt" fo:language="en" fo:country="US"/>
      <style:paragraph-properties fo:line-height="115%" fo:text-align="left" fo:margin-left="0cm" fo:margin-right="0.5998cm" fo:text-indent="0cm" fo:margin-top="6pt" fo:margin-bottom="6pt"/>
    </style:style>
    <style:style style:parent-style-name="655" style:display-name="Heading" style:family="paragraph" style:name="656">
      <style:text-properties fo:font-family="Liberation Sans" style:font-family-asian="Microsoft YaHei" style:font-family-complex="Mangal" fo:font-size="14pt"/>
      <style:paragraph-properties fo:margin-top="12pt" fo:margin-bottom="6pt"/>
    </style:style>
    <style:style style:parent-style-name="655" style:display-name="Text body" style:family="paragraph" style:name="657">
      <style:text-properties fo:font-family="Times New Roman" style:font-family-complex="'Times New Roman'" fo:language="es" fo:country="ES" fo:font-style="italic" fo:font-weight="bold"/>
      <style:paragraph-properties fo:text-align="justify"/>
    </style:style>
    <style:style style:parent-style-name="657" style:display-name="List" style:family="paragraph" style:name="658">
      <style:text-properties style:font-family-complex="Lohit Hindi"/>
      <style:paragraph-properties/>
    </style:style>
    <style:style style:parent-style-name="655" style:display-name="Caption" style:family="paragraph" style:name="659">
      <style:text-properties style:font-family-complex="Mangal" fo:font-size="12pt" fo:font-style="italic"/>
      <style:paragraph-properties fo:margin-top="6pt" fo:margin-bottom="6pt"/>
    </style:style>
    <style:style style:parent-style-name="655" style:display-name="Index" style:family="paragraph" style:name="660">
      <style:text-properties style:font-family-complex="Lohit Hindi"/>
      <style:paragraph-properties/>
    </style:style>
    <style:style style:parent-style-name="655" style:display-name="Heading 1" style:family="paragraph" style:name="661">
      <style:text-properties fo:color="#365f91" fo:font-family="Cambria" style:font-family-complex="Cambria" fo:font-size="14pt" fo:font-weight="bold"/>
      <style:paragraph-properties fo:margin-top="24pt" fo:margin-bottom="0pt"/>
    </style:style>
    <style:style style:parent-style-name="655" style:display-name="Heading 2" style:family="paragraph" style:name="662">
      <style:text-properties fo:color="#4f81bd" fo:font-family="Cambria" style:font-family-complex="Cambria" fo:font-size="13pt" fo:font-weight="bold"/>
      <style:paragraph-properties fo:margin-top="10pt" fo:margin-bottom="0pt"/>
    </style:style>
    <style:style style:parent-style-name="655" style:display-name="Heading 3" style:family="paragraph" style:name="663">
      <style:text-properties fo:color="#4f81bd" fo:font-family="Cambria" style:font-family-complex="Cambria" fo:font-weight="bold"/>
      <style:paragraph-properties fo:margin-top="10pt" fo:margin-bottom="0pt"/>
    </style:style>
    <style:style style:parent-style-name="655" style:display-name="Heading 4" style:family="paragraph" style:name="664">
      <style:text-properties fo:color="#4f81bd" fo:font-family="Cambria" style:font-family-complex="Cambria" fo:font-style="italic" fo:font-weight="bold"/>
      <style:paragraph-properties fo:margin-top="10pt" fo:margin-bottom="0pt"/>
    </style:style>
    <style:style style:parent-style-name="655" style:display-name="Heading 5" style:family="paragraph" style:name="665">
      <style:text-properties fo:color="#243f60" fo:font-family="Cambria" style:font-family-complex="Cambria"/>
      <style:paragraph-properties fo:margin-top="10pt" fo:margin-bottom="0pt"/>
    </style:style>
    <style:style style:parent-style-name="655" style:display-name="Heading 6" style:family="paragraph" style:name="666">
      <style:text-properties fo:color="#243f60" fo:font-family="Cambria" style:font-family-complex="Cambria" fo:font-style="italic"/>
      <style:paragraph-properties fo:margin-top="10pt" fo:margin-bottom="0pt"/>
    </style:style>
    <style:style style:parent-style-name="655" style:display-name="Heading 7" style:family="paragraph" style:name="667">
      <style:text-properties fo:color="#404040" fo:font-family="Cambria" style:font-family-complex="Cambria" fo:font-style="italic"/>
      <style:paragraph-properties fo:margin-top="10pt" fo:margin-bottom="0pt"/>
    </style:style>
    <style:style style:parent-style-name="655" style:display-name="Heading 8" style:family="paragraph" style:name="668">
      <style:text-properties fo:color="#4f81bd" fo:font-family="Cambria" style:font-family-complex="Cambria" fo:font-size="10pt"/>
      <style:paragraph-properties fo:margin-top="10pt" fo:margin-bottom="0pt"/>
    </style:style>
    <style:style style:parent-style-name="655" style:display-name="Heading 9" style:family="paragraph" style:name="669">
      <style:text-properties fo:color="#404040" fo:font-family="Cambria" style:font-family-complex="Cambria" fo:font-size="10pt" fo:font-style="italic"/>
      <style:paragraph-properties fo:margin-top="10pt" fo:margin-bottom="0pt"/>
    </style:style>
    <style:style style:parent-style-name="655" style:display-name="Encabezado1" style:family="paragraph" style:name="670">
      <style:text-properties fo:font-family="Liberation Sans" style:font-family-asian="WenQuanYi Micro Hei" style:font-family-complex="Lohit Hindi" fo:font-size="14pt"/>
      <style:paragraph-properties fo:margin-top="12pt" fo:margin-bottom="6pt"/>
    </style:style>
    <style:style style:parent-style-name="655" style:display-name="Caption" style:family="paragraph" style:name="671">
      <style:text-properties fo:color="#4f81bd" fo:font-size="9pt" fo:font-weight="bold"/>
      <style:paragraph-properties fo:line-height="100%"/>
    </style:style>
    <style:style style:parent-style-name="655" style:display-name="Header and Footer" style:family="paragraph" style:name="672">
      <style:paragraph-properties/>
    </style:style>
    <style:style style:parent-style-name="655" style:display-name="Footer" style:family="paragraph" style:name="673"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55" style:display-name="Header" style:family="paragraph" style:name="674"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55" style:display-name="footnote text" style:family="paragraph" style:name="675">
      <style:text-properties fo:font-size="10pt"/>
      <style:paragraph-properties/>
    </style:style>
    <style:style style:parent-style-name="655" style:display-name="foot" style:family="paragraph" style:name="676">
      <style:text-properties fo:font-size="10pt" fo:language="es" fo:country="ES"/>
      <style:paragraph-properties fo:text-align="justify"/>
    </style:style>
    <style:style style:parent-style-name="655" style:display-name="List Paragraph" style:family="paragraph" style:name="677">
      <style:paragraph-properties fo:margin-left="1.27cm" fo:margin-right="0.5998cm" fo:text-indent="0cm" fo:margin-top="6pt" fo:margin-bottom="6pt"/>
    </style:style>
    <style:style style:parent-style-name="655" style:display-name="Mapa del documento1" style:family="paragraph" style:name="678">
      <style:text-properties fo:font-family="Tahoma" style:font-family-complex="Tahoma" fo:font-size="8pt"/>
      <style:paragraph-properties/>
    </style:style>
    <style:style style:parent-style-name="655" style:display-name="Balloon Text" style:family="paragraph" style:name="679">
      <style:text-properties fo:font-family="Tahoma" style:font-family-complex="Tahoma" fo:font-size="8pt"/>
      <style:paragraph-properties/>
    </style:style>
    <style:style style:parent-style-name="655" style:display-name="Table Contents" style:family="paragraph" style:name="680">
      <style:paragraph-properties/>
    </style:style>
    <style:style style:parent-style-name="680" style:display-name="Table Heading" style:family="paragraph" style:name="681">
      <style:text-properties fo:font-weight="bold"/>
      <style:paragraph-properties fo:text-align="center"/>
    </style:style>
    <style:style style:parent-style-name="655" style:display-name="Title" style:family="paragraph" style:name="682">
      <style:text-properties fo:color="#17365d" fo:font-family="Cambria" style:font-family-complex="Cambria" fo:font-size="26pt" fo:letter-spacing="0.25pt"/>
      <style:paragraph-properties fo:line-height="100%" fo:margin-top="6pt" fo:margin-bottom="15pt" fo:border-top="none" fo:border-bottom="0.03528cm solid #4F81BD" fo:border-left="none" fo:border-right="none"/>
    </style:style>
    <style:style style:parent-style-name="655" style:display-name="Subtitle" style:family="paragraph" style:name="683">
      <style:text-properties fo:color="#4f81bd" fo:font-family="Cambria" style:font-family-complex="Cambria" fo:font-size="12pt" fo:letter-spacing="0.7pt" fo:font-style="italic"/>
      <style:paragraph-properties/>
    </style:style>
    <style:style style:parent-style-name="654" style:display-name="No Spacing" style:family="paragraph" style:name="684">
      <style:text-properties fo:font-size="11pt" fo:language="en" fo:country="US"/>
      <style:paragraph-properties fo:text-align="left" fo:margin-left="0cm" fo:margin-right="0.5998cm" fo:text-indent="0cm" fo:margin-top="6pt" fo:margin-bottom="0pt"/>
    </style:style>
    <style:style style:parent-style-name="655" style:display-name="Quote" style:family="paragraph" style:name="685">
      <style:text-properties fo:color="#000000" fo:font-style="italic"/>
      <style:paragraph-properties/>
    </style:style>
    <style:style style:parent-style-name="655" style:display-name="Intense Quote" style:family="paragraph" style:name="686">
      <style:text-properties fo:color="#4f81bd" fo:font-style="italic" fo:font-weight="bold"/>
      <style:paragraph-properties fo:margin-left="1.651cm" fo:margin-right="1.651cm" fo:text-indent="0cm" fo:margin-top="10pt" fo:margin-bottom="14pt" fo:border-top="none" fo:border-bottom="0.01764cm solid #4F81BD" fo:border-left="none" fo:border-right="none"/>
    </style:style>
    <style:style style:parent-style-name="656" style:display-name="Index Heading" style:family="paragraph" style:name="687">
      <style:paragraph-properties/>
    </style:style>
    <style:style style:parent-style-name="661" style:display-name="Contents Heading" style:family="paragraph" style:name="688">
      <style:paragraph-properties/>
    </style:style>
    <style:style style:parent-style-name="655" style:display-name="Document Map" style:family="paragraph" style:name="689">
      <style:text-properties fo:font-family="Tahoma" style:font-family-complex="Tahoma" fo:font-size="8pt"/>
      <style:paragraph-properties/>
    </style:style>
    <style:style style:parent-style-name="655" style:display-name="Quotations" style:family="paragraph" style:name="690">
      <style:paragraph-properties/>
    </style:style>
    <style:style style:parent-style-name="654" style:class="default" style:display-name="Default Paragraph Font" style:family="text" style:name="691">
      <style:paragraph-properties/>
    </style:style>
    <style:style style:parent-style-name="654" style:display-name="WW8Num1z0" style:family="text" style:name="692">
      <style:text-properties fo:font-family="Wingdings" style:font-family-complex="Wingdings"/>
      <style:paragraph-properties/>
    </style:style>
    <style:style style:parent-style-name="654" style:display-name="WW8Num1z1" style:family="text" style:name="693">
      <style:text-properties fo:font-family="Courier New" style:font-family-complex="Courier New"/>
      <style:paragraph-properties/>
    </style:style>
    <style:style style:parent-style-name="654" style:display-name="WW8Num1z2" style:family="text" style:name="694">
      <style:text-properties fo:font-family="Symbol" style:font-family-complex="Symbol"/>
      <style:paragraph-properties/>
    </style:style>
    <style:style style:parent-style-name="654" style:display-name="WW8Num2z0" style:family="text" style:name="695">
      <style:text-properties fo:font-family="Courier New" style:font-family-complex="Courier New"/>
      <style:paragraph-properties/>
    </style:style>
    <style:style style:parent-style-name="654" style:display-name="WW8Num2z2" style:family="text" style:name="696">
      <style:text-properties fo:font-family="Symbol" style:font-family-complex="Symbol"/>
      <style:paragraph-properties/>
    </style:style>
    <style:style style:parent-style-name="654" style:display-name="WW8Num3z0" style:family="text" style:name="697">
      <style:text-properties fo:color="#00000a" fo:font-family="Symbol" style:font-family-complex="Symbol" fo:font-style="normal" fo:font-weight="normal"/>
      <style:paragraph-properties/>
    </style:style>
    <style:style style:parent-style-name="654" style:display-name="WW8Num3z1" style:family="text" style:name="698">
      <style:text-properties fo:font-family="Courier New" style:font-family-complex="Courier New"/>
      <style:paragraph-properties/>
    </style:style>
    <style:style style:parent-style-name="654" style:display-name="WW8Num3z2" style:family="text" style:name="699">
      <style:text-properties fo:font-family="Wingdings" style:font-family-complex="Wingdings"/>
      <style:paragraph-properties/>
    </style:style>
    <style:style style:parent-style-name="654" style:display-name="WW8Num3z3" style:family="text" style:name="700">
      <style:text-properties fo:font-family="Symbol" style:font-family-complex="Symbol"/>
      <style:paragraph-properties/>
    </style:style>
    <style:style style:parent-style-name="654" style:display-name="WW8Num4z0" style:family="text" style:name="701">
      <style:text-properties fo:font-family="Courier New" style:font-family-complex="Courier New"/>
      <style:paragraph-properties/>
    </style:style>
    <style:style style:parent-style-name="654" style:display-name="WW8Num4z2" style:family="text" style:name="702">
      <style:text-properties fo:font-family="Symbol" style:font-family-complex="Symbol"/>
      <style:paragraph-properties/>
    </style:style>
    <style:style style:parent-style-name="654" style:display-name="WW8Num5z0" style:family="text" style:name="703">
      <style:text-properties fo:font-family="Wingdings" style:font-family-complex="Wingdings"/>
      <style:paragraph-properties/>
    </style:style>
    <style:style style:parent-style-name="654" style:display-name="WW8Num5z1" style:family="text" style:name="704">
      <style:text-properties fo:font-family="Courier New" style:font-family-complex="Courier New"/>
      <style:paragraph-properties/>
    </style:style>
    <style:style style:parent-style-name="654" style:display-name="WW8Num5z2" style:family="text" style:name="705">
      <style:text-properties fo:font-family="Symbol" style:font-family-complex="Symbol"/>
      <style:paragraph-properties/>
    </style:style>
    <style:style style:parent-style-name="654" style:display-name="WW8Num6z0" style:family="text" style:name="706">
      <style:text-properties fo:font-family="Symbol" style:font-family-asian="Times New Roman" style:font-family-complex="Symbol"/>
      <style:paragraph-properties/>
    </style:style>
    <style:style style:parent-style-name="654" style:display-name="WW8Num6z1" style:family="text" style:name="707">
      <style:text-properties fo:font-family="Courier New" style:font-family-complex="Courier New"/>
      <style:paragraph-properties/>
    </style:style>
    <style:style style:parent-style-name="654" style:display-name="WW8Num6z2" style:family="text" style:name="708">
      <style:text-properties fo:font-family="Wingdings" style:font-family-complex="Wingdings"/>
      <style:paragraph-properties/>
    </style:style>
    <style:style style:parent-style-name="654" style:display-name="WW8Num6z3" style:family="text" style:name="709">
      <style:text-properties fo:font-family="Symbol" style:font-family-complex="Symbol"/>
      <style:paragraph-properties/>
    </style:style>
    <style:style style:parent-style-name="654" style:display-name="WW8Num7z0" style:family="text" style:name="710">
      <style:text-properties fo:font-family="Wingdings" style:font-family-complex="Wingdings"/>
      <style:paragraph-properties/>
    </style:style>
    <style:style style:parent-style-name="654" style:display-name="WW8Num7z1" style:family="text" style:name="711">
      <style:text-properties fo:font-family="Courier New" style:font-family-complex="Courier New"/>
      <style:paragraph-properties/>
    </style:style>
    <style:style style:parent-style-name="654" style:display-name="WW8Num7z2" style:family="text" style:name="712">
      <style:text-properties fo:font-family="Symbol" style:font-family-complex="Symbol"/>
      <style:paragraph-properties/>
    </style:style>
    <style:style style:parent-style-name="654" style:display-name="WW8Num8z0" style:family="text" style:name="713">
      <style:text-properties fo:font-family="Wingdings" style:font-family-complex="Wingdings"/>
      <style:paragraph-properties/>
    </style:style>
    <style:style style:parent-style-name="654" style:display-name="WW8Num8z1" style:family="text" style:name="714">
      <style:text-properties fo:font-family="Courier New" style:font-family-complex="Courier New"/>
      <style:paragraph-properties/>
    </style:style>
    <style:style style:parent-style-name="654" style:display-name="WW8Num8z2" style:family="text" style:name="715">
      <style:text-properties fo:font-family="Symbol" style:font-family-complex="Symbol"/>
      <style:paragraph-properties/>
    </style:style>
    <style:style style:parent-style-name="654" style:display-name="WW8Num9z0" style:family="text" style:name="716">
      <style:text-properties fo:font-family="Wingdings" style:font-family-complex="Wingdings"/>
      <style:paragraph-properties/>
    </style:style>
    <style:style style:parent-style-name="654" style:display-name="WW8Num9z1" style:family="text" style:name="717">
      <style:text-properties fo:font-family="Courier New" style:font-family-complex="Courier New"/>
      <style:paragraph-properties/>
    </style:style>
    <style:style style:parent-style-name="654" style:display-name="WW8Num9z2" style:family="text" style:name="718">
      <style:text-properties fo:font-family="Symbol" style:font-family-complex="Symbol"/>
      <style:paragraph-properties/>
    </style:style>
    <style:style style:parent-style-name="654" style:display-name="WW8Num10z0" style:family="text" style:name="719">
      <style:text-properties fo:font-weight="bold"/>
      <style:paragraph-properties/>
    </style:style>
    <style:style style:parent-style-name="654" style:display-name="WW8Num11z0" style:family="text" style:name="720">
      <style:text-properties fo:font-family="Wingdings" style:font-family-complex="Wingdings"/>
      <style:paragraph-properties/>
    </style:style>
    <style:style style:parent-style-name="654" style:display-name="WW8Num11z1" style:family="text" style:name="721">
      <style:text-properties fo:font-family="Courier New" style:font-family-complex="Courier New"/>
      <style:paragraph-properties/>
    </style:style>
    <style:style style:parent-style-name="654" style:display-name="WW8Num11z2" style:family="text" style:name="722">
      <style:text-properties fo:font-family="Symbol" style:font-family-complex="Symbol"/>
      <style:paragraph-properties/>
    </style:style>
    <style:style style:parent-style-name="654" style:display-name="WW8Num13z0" style:family="text" style:name="723">
      <style:text-properties fo:font-family="Wingdings" style:font-family-complex="Wingdings"/>
      <style:paragraph-properties/>
    </style:style>
    <style:style style:parent-style-name="654" style:display-name="WW8Num13z1" style:family="text" style:name="724">
      <style:text-properties fo:font-family="Courier New" style:font-family-complex="Courier New"/>
      <style:paragraph-properties/>
    </style:style>
    <style:style style:parent-style-name="654" style:display-name="WW8Num13z2" style:family="text" style:name="725">
      <style:text-properties fo:font-family="Symbol" style:font-family-complex="Symbol"/>
      <style:paragraph-properties/>
    </style:style>
    <style:style style:parent-style-name="654" style:display-name="WW8Num14z0" style:family="text" style:name="726">
      <style:text-properties fo:font-family="Wingdings" style:font-family-complex="Wingdings"/>
      <style:paragraph-properties/>
    </style:style>
    <style:style style:parent-style-name="654" style:display-name="WW8Num14z1" style:family="text" style:name="727">
      <style:text-properties fo:font-family="Courier New" style:font-family-complex="Courier New"/>
      <style:paragraph-properties/>
    </style:style>
    <style:style style:parent-style-name="654" style:display-name="WW8Num14z2" style:family="text" style:name="728">
      <style:text-properties fo:font-family="Symbol" style:font-family-complex="Symbol"/>
      <style:paragraph-properties/>
    </style:style>
    <style:style style:parent-style-name="654" style:display-name="Fuente de párrafo predeter.1" style:family="text" style:name="729">
      <style:paragraph-properties/>
    </style:style>
    <style:style style:parent-style-name="729" style:display-name="Car Car1" style:family="text" style:name="730">
      <style:text-properties fo:font-family="Tahoma" style:font-family-complex="Tahoma" fo:font-size="8pt" fo:language="en" fo:country="US"/>
      <style:paragraph-properties/>
    </style:style>
    <style:style style:parent-style-name="729" style:display-name="Car Car" style:family="text" style:name="731">
      <style:text-properties fo:font-family="Tahoma" style:font-family-complex="Tahoma" fo:font-size="8pt" fo:language="en" fo:country="US"/>
      <style:paragraph-properties/>
    </style:style>
    <style:style style:parent-style-name="729" style:display-name="Car Car3" style:family="text" style:name="732">
      <style:text-properties fo:font-family="Times" style:font-family-complex="Times" fo:font-size="12pt" fo:language="en" fo:country="US"/>
      <style:paragraph-properties/>
    </style:style>
    <style:style style:parent-style-name="729" style:display-name="Car Car2" style:family="text" style:name="733">
      <style:text-properties fo:font-family="Times" style:font-family-complex="Times" fo:font-size="12pt" fo:language="en" fo:country="US"/>
      <style:paragraph-properties/>
    </style:style>
    <style:style style:parent-style-name="691" style:display-name="Título 1 Car" style:family="text" style:name="734">
      <style:text-properties fo:color="#365f91" fo:font-family="Cambria" style:font-family-asian="Times New Roman" style:font-family-complex="Times New Roman" fo:font-size="14pt" fo:font-weight="bold"/>
      <style:paragraph-properties/>
    </style:style>
    <style:style style:parent-style-name="691" style:display-name="Título 2 Car" style:family="text" style:name="735">
      <style:text-properties fo:color="#4f81bd" fo:font-family="Cambria" style:font-family-asian="Times New Roman" style:font-family-complex="Times New Roman" fo:font-size="13pt" fo:font-weight="bold"/>
      <style:paragraph-properties/>
    </style:style>
    <style:style style:parent-style-name="691" style:display-name="Título 3 Car" style:family="text" style:name="736">
      <style:text-properties fo:color="#4f81bd" fo:font-family="Cambria" style:font-family-asian="Times New Roman" style:font-family-complex="Times New Roman" fo:font-weight="bold"/>
      <style:paragraph-properties/>
    </style:style>
    <style:style style:parent-style-name="691" style:display-name="Título 4 Car" style:family="text" style:name="737">
      <style:text-properties fo:color="#4f81bd" fo:font-family="Cambria" style:font-family-asian="Times New Roman" style:font-family-complex="Times New Roman" fo:font-style="italic" fo:font-weight="bold"/>
      <style:paragraph-properties/>
    </style:style>
    <style:style style:parent-style-name="691" style:display-name="Título 5 Car" style:family="text" style:name="738">
      <style:text-properties fo:color="#243f60" fo:font-family="Cambria" style:font-family-asian="Times New Roman" style:font-family-complex="Times New Roman"/>
      <style:paragraph-properties/>
    </style:style>
    <style:style style:parent-style-name="691" style:display-name="Título 6 Car" style:family="text" style:name="739">
      <style:text-properties fo:color="#243f60" fo:font-family="Cambria" style:font-family-asian="Times New Roman" style:font-family-complex="Times New Roman" fo:font-style="italic"/>
      <style:paragraph-properties/>
    </style:style>
    <style:style style:parent-style-name="691" style:display-name="Título 7 Car" style:family="text" style:name="740">
      <style:text-properties fo:color="#404040" fo:font-family="Cambria" style:font-family-asian="Times New Roman" style:font-family-complex="Times New Roman" fo:font-style="italic"/>
      <style:paragraph-properties/>
    </style:style>
    <style:style style:parent-style-name="691" style:display-name="Título 8 Car" style:family="text" style:name="741">
      <style:text-properties fo:color="#4f81bd" fo:font-family="Cambria" style:font-family-asian="Times New Roman" style:font-family-complex="Times New Roman" fo:font-size="10pt"/>
      <style:paragraph-properties/>
    </style:style>
    <style:style style:parent-style-name="691" style:display-name="Título 9 Car" style:family="text" style:name="742">
      <style:text-properties fo:color="#404040" fo:font-family="Cambria" style:font-family-asian="Times New Roman" style:font-family-complex="Times New Roman" fo:font-size="10pt" fo:font-style="italic"/>
      <style:paragraph-properties/>
    </style:style>
    <style:style style:parent-style-name="691" style:display-name="Título Car" style:family="text" style:name="743">
      <style:text-properties fo:color="#17365d" fo:font-family="Cambria" style:font-family-asian="Times New Roman" style:font-family-complex="Times New Roman" fo:font-size="26pt" fo:letter-spacing="0.25pt"/>
      <style:paragraph-properties/>
    </style:style>
    <style:style style:parent-style-name="691" style:display-name="Subtítulo Car" style:family="text" style:name="744">
      <style:text-properties fo:color="#4f81bd" fo:font-family="Cambria" style:font-family-asian="Times New Roman" style:font-family-complex="Times New Roman" fo:font-size="12pt" fo:letter-spacing="0.7pt" fo:font-style="italic"/>
      <style:paragraph-properties/>
    </style:style>
    <style:style style:parent-style-name="691" style:display-name="Strong" style:family="text" style:name="745">
      <style:text-properties fo:font-weight="bold"/>
      <style:paragraph-properties/>
    </style:style>
    <style:style style:parent-style-name="691" style:display-name="Emphasis" style:family="text" style:name="746">
      <style:text-properties fo:font-style="italic"/>
      <style:paragraph-properties/>
    </style:style>
    <style:style style:parent-style-name="691" style:display-name="Cita Car" style:family="text" style:name="747">
      <style:text-properties fo:color="#000000" fo:font-style="italic"/>
      <style:paragraph-properties/>
    </style:style>
    <style:style style:parent-style-name="691" style:display-name="Cita destacada Car" style:family="text" style:name="748">
      <style:text-properties fo:color="#4f81bd" fo:font-style="italic" fo:font-weight="bold"/>
      <style:paragraph-properties/>
    </style:style>
    <style:style style:parent-style-name="691" style:display-name="Subtle Emphasis" style:family="text" style:name="749">
      <style:text-properties fo:color="#808080" fo:font-style="italic"/>
      <style:paragraph-properties/>
    </style:style>
    <style:style style:parent-style-name="691" style:display-name="Intense Emphasis" style:family="text" style:name="750">
      <style:text-properties fo:color="#4f81bd" fo:font-style="italic" fo:font-weight="bold"/>
      <style:paragraph-properties/>
    </style:style>
    <style:style style:parent-style-name="691" style:display-name="Subtle Reference" style:family="text" style:name="751">
      <style:text-properties fo:font-variant="small-caps" fo:color="#c0504d" style:text-underline-type="single" style:text-underline-style="solid" style:text-underline-width="auto" style:text-underline-color="font-color"/>
      <style:paragraph-properties/>
    </style:style>
    <style:style style:parent-style-name="691" style:display-name="Intense Reference" style:family="text" style:name="752">
      <style:text-properties fo:font-variant="small-caps" fo:color="#c0504d" fo:letter-spacing="0.25pt" style:text-underline-type="single" style:text-underline-style="solid" style:text-underline-width="auto" style:text-underline-color="font-color" fo:font-weight="bold"/>
      <style:paragraph-properties/>
    </style:style>
    <style:style style:parent-style-name="691" style:display-name="Book Title" style:family="text" style:name="753">
      <style:text-properties fo:font-variant="small-caps" fo:letter-spacing="0.25pt" fo:font-weight="bold"/>
      <style:paragraph-properties/>
    </style:style>
    <style:style style:parent-style-name="691" style:display-name="Mapa del documento Car" style:family="text" style:name="754">
      <style:text-properties fo:font-family="Tahoma" style:font-family-complex="Tahoma" fo:font-size="8pt"/>
      <style:paragraph-properties/>
    </style:style>
    <style:style style:parent-style-name="654" style:display-name="ListLabel 1" style:family="text" style:name="755">
      <style:text-properties fo:font-size="16pt"/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%1​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11" text:bullet-char="%2​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12" text:bullet-char="%3​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13" text:bullet-char="%4​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14" text:bullet-char="%5​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15" text:bullet-char="%6​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16" text:bullet-char="%7​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17" text:bullet-char="%8​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18" text:bullet-char="%9​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38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9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0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41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42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43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44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45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0.7603cm" fo:margin-left="2.501cm" fo:margin-right="3.001cm"/>
      <style:header-style>
        <style:header-footer-properties svg:height="1cm" fo:min-height="1cm"/>
      </style:header-style>
      <style:footer-style>
        <style:header-footer-properties fo:min-height="0.7603cm"/>
      </style:footer-style>
    </style:page-layout>
    <style:page-layout style:name="Mpm2">
      <style:page-layout-properties fo:page-width="21cm" fo:page-height="29.7cm" style:print-orientation="landscape" fo:margin-top="2cm" fo:margin-bottom="0.7603cm" fo:margin-left="2.501cm" fo:margin-right="3.001cm"/>
      <style:header-style>
        <style:header-footer-properties svg:height="1cm" fo:min-height="1cm"/>
      </style:header-style>
      <style:footer-style>
        <style:header-footer-properties fo:min-height="0.7603cm"/>
      </style:footer-style>
    </style:page-layout>
    <style:style style:parent-style-name="674" style:family="paragraph" style:name="P51">
      <style:text-properties/>
      <style:paragraph-properties fo:text-align="center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73" style:family="paragraph" style:name="P52">
      <style:text-properties/>
      <style:paragraph-properties fo:text-align="right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73" style:family="paragraph" style:name="P53">
      <style:text-properties/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74" style:family="paragraph" style:name="P55">
      <style:text-properties/>
      <style:paragraph-properties fo:text-align="center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73" style:family="paragraph" style:name="P56">
      <style:text-properties/>
      <style:paragraph-properties fo:text-align="right">
        <style:tab-stops>
          <style:tab-stop style:position="8.499cm" style:type="center"/>
          <style:tab-stop style:position="16cm" style:type="right"/>
        </style:tab-stops>
      </style:paragraph-properties>
    </style:style>
    <style:style style:parent-style-name="673" style:family="paragraph" style:name="P57">
      <style:text-properties/>
      <style:paragraph-properties>
        <style:tab-stops>
          <style:tab-stop style:position="8.499cm" style:type="center"/>
          <style:tab-stop style:position="16cm" style:type="right"/>
        </style:tab-stops>
      </style:paragraph-properties>
    </style:style>
  </office:automatic-styles>
  <office:master-styles>
    <style:master-page style:name="Standard" style:page-layout-name="Mpm1">
      <style:footer>
        <text:list>
          <text:list-item>
            <text:h text:outline-level="10" text:restart-numbering="0" text:is-list-header="0" text:style-name="P52"><text:span/><text:span/><text:span/><text:page-number text:select-page="current"><text:span>2</text:span><text:span/></text:page-number><text:span/></text:h>
          </text:list-item>
          <text:list-item>
            <text:h text:outline-level="10" text:restart-numbering="0" text:is-list-header="0" text:style-name="P53"><text:span/><text:span/></text:h>
          </text:list-item>
        </text:list>
      </style:footer>
      <style:header>
        <text:list>
          <text:list-item>
            <text:h text:outline-level="10" text:restart-numbering="0" text:is-list-header="0" text:style-name="P51"><text:span/><text:span/></text:h>
          </text:list-item>
        </text:list>
      </style:header>
    </style:master-page>
    <style:master-page style:name="MasterPage2" style:page-layout-name="Mpm2">
      <style:footer>
        <text:list>
          <text:list-item>
            <text:h text:outline-level="10" text:restart-numbering="0" text:is-list-header="0" text:style-name="P56"><text:span/><text:span/><text:span/><text:page-number text:select-page="current"><text:span>2</text:span><text:span/></text:page-number><text:span/></text:h>
          </text:list-item>
          <text:list-item>
            <text:h text:outline-level="10" text:restart-numbering="0" text:is-list-header="0" text:style-name="P57"><text:span/><text:span/></text:h>
          </text:list-item>
        </text:list>
      </style:footer>
      <style:header>
        <text:list>
          <text:list-item>
            <text:h text:outline-level="10" text:restart-numbering="0" text:is-list-header="0" text:style-name="P55"><text:span/><text:span/></text:h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13-02-05T15:05:00Z</meta:creation-date>
    <dc:title>Talde Fitxa</dc:title>
  </office:meta>
</office:document-meta>
</file>